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63.3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32mm"/>
    </style:style>
    <style:style style:name="co8" style:family="table-column">
      <style:table-column-properties fo:break-before="auto" style:column-width="94.4mm"/>
    </style:style>
    <style:style style:name="co9" style:family="table-column">
      <style:table-column-properties fo:break-before="auto" style:column-width="8.4mm"/>
    </style:style>
    <style:style style:name="co10" style:family="table-column">
      <style:table-column-properties fo:break-before="auto" style:column-width="78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7.88mm" fo:break-before="auto" style:use-optimal-row-height="true"/>
    </style:style>
    <style:style style:name="ro4" style:family="table-row">
      <style:table-row-properties style:row-height="10.35mm" fo:break-before="auto" style:use-optimal-row-height="false"/>
    </style:style>
    <style:style style:name="ro5" style:family="table-row">
      <style:table-row-properties style:row-height="12.12mm" fo:break-before="auto" style:use-optimal-row-height="false"/>
    </style:style>
    <style:style style:name="ro6" style:family="table-row">
      <style:table-row-properties style:row-height="15.2mm" fo:break-before="auto" style:use-optimal-row-height="true"/>
    </style:style>
    <style:style style:name="ro7" style:family="table-row">
      <style:table-row-properties style:row-height="18.96mm" fo:break-before="auto" style:use-optimal-row-height="true"/>
    </style:style>
    <style:style style:name="ro8" style:family="table-row">
      <style:table-row-properties style:row-height="26.23mm" fo:break-before="auto" style:use-optimal-row-height="true"/>
    </style:style>
    <style:style style:name="ro9" style:family="table-row">
      <style:table-row-properties style:row-height="22.7mm" fo:break-before="auto" style:use-optimal-row-height="true"/>
    </style:style>
    <style:style style:name="ro10" style:family="table-row">
      <style:table-row-properties style:row-height="33.73mm" fo:break-before="auto" style:use-optimal-row-height="true"/>
    </style:style>
    <style:style style:name="ro11" style:family="table-row">
      <style:table-row-properties style:row-height="37.48mm" fo:break-before="auto" style:use-optimal-row-height="true"/>
    </style:style>
    <style:style style:name="ro12" style:family="table-row">
      <style:table-row-properties style:row-height="29.99mm" fo:break-before="auto" style:use-optimal-row-height="true"/>
    </style:style>
    <style:style style:name="ro13" style:family="table-row">
      <style:table-row-properties style:row-height="11.47mm" fo:break-before="auto" style:use-optimal-row-height="true"/>
    </style:style>
    <style:style style:name="ro14" style:family="table-row">
      <style:table-row-properties style:row-height="15.26mm" fo:break-before="auto" style:use-optimal-row-height="true"/>
    </style:style>
    <style:style style:name="ro15" style:family="table-row">
      <style:table-row-properties style:row-height="18.94mm" fo:break-before="auto" style:use-optimal-row-height="true"/>
    </style:style>
    <style:style style:name="ro16" style:family="table-row">
      <style:table-row-properties style:row-height="22.63mm" fo:break-before="auto" style:use-optimal-row-height="true"/>
    </style:style>
    <style:style style:name="ro17" style:family="table-row">
      <style:table-row-properties style:row-height="33.69mm" fo:break-before="auto" style:use-optimal-row-height="true"/>
    </style:style>
    <style:style style:name="ro18" style:family="table-row">
      <style:table-row-properties style:row-height="30mm" fo:break-before="auto" style:use-optimal-row-height="true"/>
    </style:style>
    <style:style style:name="ro19" style:family="table-row">
      <style:table-row-properties style:row-height="11.57mm" fo:break-before="auto" style:use-optimal-row-height="true"/>
    </style:style>
    <style:style style:name="ro20" style:family="table-row">
      <style:table-row-properties style:row-height="26.32mm" fo:break-before="auto" style:use-optimal-row-height="true"/>
    </style:style>
    <style:style style:name="ro21" style:family="table-row">
      <style:table-row-properties style:row-height="37.38mm" fo:break-before="auto" style:use-optimal-row-height="true"/>
    </style:style>
    <style:style style:name="ro22" style:family="table-row">
      <style:table-row-properties style:row-height="63.27mm" fo:break-before="auto" style:use-optimal-row-height="true"/>
    </style:style>
    <style:style style:name="ro23" style:family="table-row">
      <style:table-row-properties style:row-height="35.72mm" fo:break-before="auto" style:use-optimal-row-height="true"/>
    </style:style>
    <style:style style:name="ro24" style:family="table-row">
      <style:table-row-properties style:row-height="52.25mm" fo:break-before="auto" style:use-optimal-row-height="true"/>
    </style:style>
    <style:style style:name="ro25" style:family="table-row">
      <style:table-row-properties style:row-height="41.22mm" fo:break-before="auto" style:use-optimal-row-height="true"/>
    </style:style>
    <style:style style:name="ro26" style:family="table-row">
      <style:table-row-properties style:row-height="41.06mm" fo:break-before="auto" style:use-optimal-row-height="true"/>
    </style:style>
    <style:style style:name="ro27" style:family="table-row">
      <style:table-row-properties style:row-height="44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20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6" style:family="table-cell" style:parent-style-name="Default"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9pt" style:font-size-asian="9pt" style:font-size-complex="9pt"/>
    </style:style>
    <style:style style:name="ce26" style:family="table-cell" style:parent-style-name="Default">
      <style:table-cell-properties fo:background-color="#add58a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200" fo:wrap-option="wrap" fo:border="0.06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wrap-option="wrap" fo:border="0.06pt solid #000000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dc5e7" fo:wrap-option="wrap" fo:border="0.06pt solid #000000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34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5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f68e76" style:text-align-source="fix" style:repeat-content="false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37" style:family="table-cell" style:parent-style-name="Default">
      <style:table-cell-properties fo:background-color="#ed1c24" fo:wrap-option="wrap" fo:border="0.06pt solid #000000"/>
      <style:text-properties fo:color="#ffffff" fo:font-size="9pt" style:font-size-asian="9pt" style:font-size-complex="9pt"/>
    </style:style>
    <style:style style:name="ce52" style:family="table-cell" style:parent-style-name="Default">
      <style:table-cell-properties fo:background-color="#faa61a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54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51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9pt" style:font-size-asian="9pt" style:font-size-complex="9pt"/>
    </style:style>
    <style:style style:name="ce48" style:family="table-cell" style:parent-style-name="Default">
      <style:table-cell-properties fo:background-color="#faa61a" fo:wrap-option="wrap" fo:border="0.06pt solid #000000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f413d" style:text-align-source="fix" style:repeat-content="false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55" style:family="table-cell" style:parent-style-name="Default">
      <style:table-cell-properties fo:background-color="#ef413d" fo:wrap-option="wrap" fo:border="0.06pt solid #000000"/>
      <style:text-properties fo:color="#000000" fo:font-size="9pt" style:font-size-asian="9pt" style:font-size-complex="9pt"/>
    </style:style>
    <style:style style:name="ce57" style:family="table-cell" style:parent-style-name="Default">
      <style:table-cell-properties fo:background-color="#ef413d" fo:wrap-option="wrap" fo:border="0.06pt solid #000000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ef413d" fo:wrap-option="wrap" fo:border="0.06pt solid #000000"/>
      <style:text-properties style:use-window-font-color="true" fo:font-size="9pt" style:font-size-asian="9pt" style:font-size-complex="9pt"/>
    </style:style>
    <style:style style:name="ce58" style:family="table-cell" style:parent-style-name="Default">
      <style:table-cell-properties fo:background-color="#faa61a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67" style:family="table-cell" style:parent-style-name="Default">
      <style:table-cell-properties fo:background-color="#ef413d" style:text-align-source="fix" style:repeat-content="false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0" style:family="table-cell" style:parent-style-name="Default" style:data-style-name="N0">
      <style:text-properties fo:font-size="9pt" style:font-size-asian="9pt" style:font-size-complex="9pt"/>
    </style:style>
    <style:style style:name="ce71" style:family="table-cell" style:parent-style-name="Default">
      <style:table-cell-properties fo:background-color="#00a65d"/>
      <style:text-properties fo:font-size="9pt" style:font-size-asian="9pt" style:font-size-complex="9pt"/>
    </style:style>
    <style:style style:name="ce72" style:family="table-cell" style:parent-style-name="Default">
      <style:table-cell-properties fo:background-color="transparent"/>
      <style:text-properties fo:color="#000000" fo:font-size="9pt" style:font-size-asian="9pt" style:font-size-complex="9pt"/>
    </style:style>
    <style:style style:name="ce73" style:family="table-cell" style:parent-style-name="Default">
      <style:table-cell-properties fo:background-color="transparent"/>
      <style:text-properties style:use-window-font-color="true" fo:font-size="9pt" style:font-size-asian="9pt" style:font-size-complex="9pt"/>
    </style:style>
    <style:style style:name="ce60" style:family="table-cell" style:parent-style-name="Default">
      <style:table-cell-properties fo:background-color="#faa61a"/>
      <style:text-properties fo:font-size="9pt" style:font-size-asian="9pt" style:font-size-complex="9pt"/>
    </style:style>
    <style:style style:name="ce61" style:family="table-cell" style:parent-style-name="Default">
      <style:table-cell-properties fo:background-color="#ef413d"/>
      <style:text-properties fo:color="#000000" fo:font-size="9pt" style:font-size-asian="9pt" style:font-size-complex="9pt"/>
    </style:style>
    <style:style style:name="ce76" style:family="table-cell" style:parent-style-name="Default">
      <style:table-cell-properties fo:background-color="#ef413d"/>
      <style:text-properties fo:font-size="9pt" style:font-size-asian="9pt" style:font-size-complex="9pt"/>
    </style:style>
    <style:style style:name="ce77" style:family="table-cell" style:parent-style-name="Default">
      <style:table-cell-properties fo:background-color="#ef413d"/>
      <style:text-properties style:use-window-font-color="true" fo:font-size="9pt" style:font-size-asian="9pt" style:font-size-complex="9pt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80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color="#000000" fo:font-size="9pt" style:font-size-asian="9pt" style:font-size-complex="9pt"/>
    </style:style>
    <style:style style:name="ce82" style:family="table-cell" style:parent-style-name="Default">
      <style:table-cell-properties fo:background-color="#ed1c24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07" style:family="table-cell" style:parent-style-name="Default">
      <style:table-cell-properties fo:background-color="transparent" fo:wrap-option="wrap" fo:border="0.06pt solid #000000"/>
      <style:text-properties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fo:font-size="9pt" style:font-size-asian="9pt" style:font-size-complex="9pt"/>
    </style:style>
    <style:style style:name="ce109" style:family="table-cell" style:parent-style-name="Default">
      <style:table-cell-properties fo:background-color="transparent" fo:wrap-option="wrap" fo:border="0.06pt solid #000000"/>
      <style:text-properties fo:color="#000000" fo:font-size="9pt" style:font-size-asian="9pt" style:font-size-complex="9pt"/>
    </style:style>
    <style:style style:name="ce86" style:family="table-cell" style:parent-style-name="Default">
      <style:table-cell-properties fo:background-color="#ed1c24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transparent" fo:wrap-option="wrap" fo:border="0.06pt solid #000000"/>
      <style:text-properties style:use-window-font-color="true" fo:font-size="9pt" style:font-size-asian="9pt" style:font-size-complex="9pt"/>
    </style:style>
    <style:style style:name="ce89" style:family="table-cell" style:parent-style-name="Default">
      <style:table-cell-properties fo:background-color="#ed1c24" fo:wrap-option="wrap" fo:border="0.06pt solid #000000"/>
      <style:text-properties fo:font-size="9pt" style:font-size-asian="9pt" style:font-size-complex="9pt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fo:color="#000000" fo:font-size="9pt" style:font-size-asian="9pt" style:font-size-complex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fo:font-size="9pt" style:font-size-asian="9pt" style:font-size-complex="9pt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Liberation Sans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ed1c24"/>
      <style:text-properties fo:font-size="9pt" style:font-size-asian="9pt" style:font-size-complex="9pt"/>
    </style:style>
    <style:style style:name="ce94" style:family="table-cell" style:parent-style-name="Default">
      <style:table-cell-properties fo:background-color="#ed1c24"/>
      <style:text-properties fo:font-size="9pt" style:font-size-asian="9pt" style:font-size-complex="9pt"/>
    </style:style>
    <style:style style:name="ce120" style:family="table-cell" style:parent-style-name="Default">
      <style:table-cell-properties fo:background-color="#ffdaa2" fo:wrap-option="wrap" fo:border="0.06pt solid #000000"/>
      <style:text-properties fo:font-size="9pt" style:font-size-asian="9pt" style:font-size-complex="9pt"/>
    </style:style>
    <style:style style:name="ce121" style:family="table-cell" style:parent-style-name="Default">
      <style:table-cell-properties fo:background-color="#c7a0cb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5e8ac7" fo:wrap-option="wrap" fo:border="0.06pt solid #000000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f9a870" fo:wrap-option="wrap" fo:border="0.06pt solid #000000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ffdaa2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5" style:family="table-cell" style:parent-style-name="Default">
      <style:table-cell-properties fo:background-color="#5e8ac7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6" style:family="table-cell" style:parent-style-name="Default">
      <style:table-cell-properties fo:background-color="#f9a870" style:text-align-source="fix" style:repeat-content="false" fo:wrap-option="wrap" fo:border="0.06pt solid #000000"/>
      <style:paragraph-properties fo:text-align="center" fo:margin-left="0mm"/>
      <style:text-properties fo:font-size="9pt" style:font-size-asian="9pt" style:font-size-complex="9pt"/>
    </style:style>
    <style:style style:name="ce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00a65d" fo:wrap-option="wrap" fo:border="0.06pt solid #000000"/>
      <style:text-properties fo:font-size="9pt" style:font-size-asian="9pt" style:font-size-complex="9pt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fo:color="#ffffff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9pt" style:font-size-asian="9pt" style:font-name-complex="Lohit Devanagari" style:font-name-asian="Noto Sans CJK SC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9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7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Muster (Name = x, pm = true/false)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1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where: same semantic, minimal syntax change</text:p>
          </table:table-cell>
          <table:table-cell table:style-name="ce1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Semicolon ;</text:p>
          </table:table-cell>
          <table:table-cell table:style-name="ce1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syntax sql keywords (upper, lower case)</text:p>
          </table:table-cell>
          <table:table-cell table:style-name="ce1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1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4">
          <table:covered-table-cell table:style-name="ce5"/>
          <table:table-cell table:style-name="ce1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5">
          <table:table-cell table:style-name="ce14" office:value-type="string" calcext:value-type="string">
            <text:p>column ordering</text:p>
          </table:table-cell>
          <table:table-cell table:style-name="ce14" office:value-type="float" office:value="8" calcext:value-type="float">
            <text:p>8</text:p>
          </table:table-cell>
          <table:covered-table-cell table:style-name="ce25"/>
          <table:table-cell table:style-name="ce25" office:value-type="string" calcext:value-type="string">
            <text:p>SELECT BillingCity, BillingAddress <text:s/>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1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0" calcext:value-type="float">
            <text:p>10</text:p>
          </table:table-cell>
          <table:table-cell table:style-name="ce30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25" office:value-type="string" calcext:value-type="string">
            <text:p>SELECT TrackId, Name, GenreId from 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4" office:value-type="float" office:value="11" calcext:value-type="float">
            <text:p>11</text:p>
          </table:table-cell>
          <table:covered-table-cell table:style-name="ce25"/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18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35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18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<text:span text:style-name="T1">select Track.TrackId, Track.Name, Track.Composer  from Track </text:span></text:p>
            <text:p><text:span text:style-name="T1">join (select MediaType.MediaTypeId,  MediaType.Name from MediaType where MediaType.Name = 'AAC audio file')</text:span></text:p>
            <text:p><text:span text:style-name="T1">as t_MediaType ON Track.MediaTypeId = t_MediaType.MediaTypeId;</text:span>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9">
          <table:covered-table-cell table:style-name="ce5"/>
          <table:table-cell table:style-name="ce18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0">
          <table:covered-table-cell table:style-name="ce5"/>
          <table:table-cell table:style-name="ce18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1">
          <table:covered-table-cell table:style-name="ce5"/>
          <table:table-cell table:style-name="ce18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2">
          <table:covered-table-cell table:style-name="ce5"/>
          <table:table-cell table:style-name="ce18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distinct</text:p>
          </table:table-cell>
          <table:table-cell table:style-name="ce18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18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 office:value-type="string" calcext:value-type="string">
            <text:p>keine Where-Klausel</text:p>
          </table:table-cell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18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18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18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18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table-cell table:style-name="ce18" office:value-type="string" calcext:value-type="string">
            <text:p>count</text:p>
          </table:table-cell>
          <table:table-cell table:style-name="ce18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18" office:value-type="string" calcext:value-type="string">
            <text:p>avg</text:p>
          </table:table-cell>
          <table:table-cell table:style-name="ce18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sum</text:p>
          </table:table-cell>
          <table:table-cell table:style-name="ce18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18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18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18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7">
          <table:covered-table-cell table:style-name="ce5"/>
          <table:table-cell table:style-name="ce18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18" office:value-type="string" calcext:value-type="string">
            <text:p>column alias</text:p>
          </table:table-cell>
          <table:table-cell table:style-name="ce18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18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6" calcext:value-type="float">
            <text:p>46</text:p>
          </table:table-cell>
          <table:covered-table-cell table:style-name="ce25"/>
          <table:table-cell table:style-name="ce25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18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3">
          <table:covered-table-cell table:style-name="ce5"/>
          <table:table-cell table:style-name="ce18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6">
          <table:covered-table-cell table:style-name="ce5"/>
          <table:table-cell table:style-name="ce18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18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18" office:value-type="string" calcext:value-type="string">
            <text:p>pm, sonst 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2">
          <table:covered-table-cell table:style-name="ce5"/>
          <table:table-cell table:style-name="ce18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covered-table-cell table:style-name="ce5"/>
          <table:table-cell table:style-name="ce18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0">
          <table:table-cell table:style-name="ce4" office:value-type="string" calcext:value-type="string" table:number-columns-spanned="1" table:number-rows-spanned="3">
            <text:p>Inner, left, self join</text:p>
          </table:table-cell>
          <table:table-cell table:style-name="ce14" office:value-type="float" office:value="55" calcext:value-type="float">
            <text:p>55</text:p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9">
          <table:covered-table-cell table:style-name="ce5"/>
          <table:table-cell table:style-name="ce1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8">
          <table:covered-table-cell table:style-name="ce5"/>
          <table:table-cell table:style-name="ce1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1">
          <table:table-cell table:style-name="ce14" office:value-type="string" calcext:value-type="string">
            <text:p>to much joins</text:p>
          </table:table-cell>
          <table:table-cell table:style-name="ce1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style-name="ce18" office:value-type="float" office:value="0" calcext:value-type="float">
            <text:p>0</text:p>
          </table:table-cell>
          <table:table-cell table:style-name="ce18"/>
          <table:table-cell table:style-name="ce25"/>
          <table:table-cell table:number-columns-repeated="1017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number-columns-repeated="1017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testSQL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0];[.F1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1];[.F1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3];[.F1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InvoiceDate, BillingAddress, BillingCity!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BillingAddress, BillingCity!</text:p>
          </table:table-cell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52" office:value-type="string" calcext:value-type="string">
            <text:p>column ordering</text:p>
          </table:table-cell>
          <table:table-cell table:style-name="ce52" office:value-type="float" office:value="8" calcext:value-type="float">
            <text:p>8</text:p>
          </table:table-cell>
          <table:covered-table-cell table:style-name="ce48"/>
          <table:table-cell table:style-name="ce48" office:value-type="string" calcext:value-type="string">
            <text:p>SELECT BillingCity, BillingAddress <text:s/>FROM Invoice;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48" office:value-type="string" calcext:value-type="string">
            <text:p>tatsächlich inkorrekt? Reihenfolge Columns. Mail nachfragen?</text:p>
          </table:table-cell>
          <table:table-cell table:style-name="ce70" table:formula="of:=IF(EXACT([.E17];[.F17]);0;1)" office:value-type="float" office:value="1" calcext:value-type="float">
            <text:p>1</text:p>
          </table:table-cell>
          <table:table-cell table:style-name="ce27" table:number-columns-repeated="9"/>
          <table:table-cell table:style-name="ce60" table:number-columns-repeated="1007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3"/>
          <table:table-cell table:style-name="ce54" office:value-type="float" office:value="10" calcext:value-type="float">
            <text:p>10</text:p>
          </table:table-cell>
          <table:table-cell table:style-name="ce56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55" office:value-type="string" calcext:value-type="string">
            <text:p>SELECT TrackId, Name, GenreId from Track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order by wird nicht ausreichend behandelt!</text:p>
          </table:table-cell>
          <table:table-cell table:style-name="ce70" table:formula="of:=IF(EXACT([.E19];[.F19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3">
          <table:covered-table-cell table:style-name="ce53"/>
          <table:table-cell table:style-name="ce54" office:value-type="float" office:value="11" calcext:value-type="float">
            <text:p>11</text:p>
          </table:table-cell>
          <table:covered-table-cell table:style-name="ce55"/>
          <table:table-cell table:style-name="ce55" office:value-type="string" calcext:value-type="string">
            <text:p>SELECT TrackId, Name, GenreId from Track ORDER BY GenreId ASC;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order by wird nicht ausreichend behandelt!</text:p>
          </table:table-cell>
          <table:table-cell table:style-name="ce70" table:formula="of:=IF(EXACT([.E20];[.F20]);0;1)" office:value-type="float" office:value="1" calcext:value-type="float">
            <text:p>1</text:p>
          </table:table-cell>
          <table:table-cell table:style-name="ce72" table:number-columns-repeated="9"/>
          <table:table-cell table:style-name="ce61" table:number-columns-repeated="1007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232 row(s) to be returned, instead got 469!</text:p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4" office:value-type="string" calcext:value-type="string" table:number-columns-spanned="1" table:number-rows-spanned="5">
            <text:p>Sub-Query/Join</text:p>
          </table:table-cell>
          <table:table-cell table:style-name="ce5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;</text:p>
          </table:table-cell>
          <table:table-cell table:style-name="ce25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1 row(s) to be returned, instead got 3503!</text:p>
          </table:table-cell>
          <table:table-cell table:style-name="ce70" table:formula="of:=IF(EXACT([.E23];[.F2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1 row(s) to be returned, instead got 3503!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5];[.F2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6];[.F2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7];[.F2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4 row(s) to be returned, instead got 8715!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keine Where-Klausel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</text:p>
          </table:table-cell>
          <table:table-cell table:style-name="ce70" table:formula="of:=IF(EXACT([.E30];[.F3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2 row(s) to be returned, instead got 5!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1!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6!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7!</text:p>
          </table:table-cell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4!</text:p>
          </table:table-cell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8!</text:p>
          </table:table-cell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<text:span text:style-name="T2">zufällig gleiches Ergebnis-Set aber andere Syntax &amp; Semantik → Test für Verfahren mit pragmatischen Ansatz (result: </text:span><text:span text:style-name="T3">Expected only the following column(s) to be selected: MIN(UnitPrice)!</text:span>)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MIN(UnitPrice)!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MAX(UnitPrice)!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412!</text:p>
          </table:table-cell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412!</text:p>
          </table:table-cell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275!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9 row(s) to be returned, instead got 10!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20!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3 row(s) to be returned, instead got 275!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2 row(s) to be returned, instead got 412!</text:p>
          </table:table-cell>
          <table:table-cell table:style-name="ce70" table:formula="of:=IF(EXACT([.E48];[.F4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2 row(s) to be returned, instead got 126!</text:p>
          </table:table-cell>
          <table:table-cell table:style-name="ce70" table:formula="of:=IF(EXACT([.E49];[.F4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3 row(s) to be returned, instead got 412!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3 row(s) to be returned, instead got 20!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1 row(s) to be returned, instead got 120!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Genres!</text:p>
          </table:table-cell>
          <table:table-cell table:style-name="ce70" table:formula="of:=IF(EXACT([.E53];[.F5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union</text:p>
          </table:table-cell>
          <table:table-cell table:style-name="ce5" office:value-type="float" office:value="45" calcext:value-type="float">
            <text:p>45</text:p>
          </table:table-cell>
          <table:table-cell table:style-name="ce30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25" office:value-type="string" calcext:value-type="string">
            <text:p>SELECT City FROM Customer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5 row(s) to be returned, instead got 59!</text:p>
          </table:table-cell>
          <table:table-cell table:style-name="ce70" table:formula="of:=IF(EXACT([.E54];[.F5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35"/>
          <table:table-cell table:style-name="ce35" office:value-type="float" office:value="46" calcext:value-type="float">
            <text:p>46</text:p>
          </table:table-cell>
          <table:covered-table-cell table:style-name="ce57"/>
          <table:table-cell table:style-name="ce57" office:value-type="string" calcext:value-type="string">
            <text:p>SELECT City FROM Customer</text:p>
            <text:p>UNION </text:p>
            <text:p>SELECT BillingCity FROM Invoice;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57" office:value-type="string" calcext:value-type="string">
            <text:p>Expected a total of 55 row(s) to be returned, instead got 53! <text:s text:c="2"/>(gar kein test auf WELCHE relation???)</text:p>
          </table:table-cell>
          <table:table-cell table:style-name="ce70" table:formula="of:=IF(EXACT([.E55];[.F55]);0;1)" office:value-type="float" office:value="0" calcext:value-type="float">
            <text:p>0</text:p>
          </table:table-cell>
          <table:table-cell table:style-name="ce27" table:number-columns-repeated="9"/>
          <table:table-cell table:style-name="ce76" table:number-columns-repeated="1007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67 row(s) to be returned, instead got 55!</text:p>
          </table:table-cell>
          <table:table-cell table:style-name="ce70" table:formula="of:=IF(EXACT([.E56];[.F5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9 row(s) to be returned, instead got 1!</text:p>
          </table:table-cell>
          <table:table-cell table:style-name="ce70" table:formula="of:=IF(EXACT([.E57];[.F5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59 row(s) to be returned, instead got 412!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59!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 row(s) to be returned, instead got 59!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8 row(s) to be returned, instead got 3503!</text:p>
          </table:table-cell>
          <table:table-cell table:style-name="ce70" table:formula="of:=IF(EXACT([.E61];[.F6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a total of 188 row(s) to be returned, instead got 3503!</text:p>
          </table:table-cell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3];[.F6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51" office:value-type="float" office:value="55" calcext:value-type="float">
            <text:p>55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64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error</text:p>
          </table:table-cell>
          <table:table-cell table:style-name="ce64" office:value-type="string" calcext:value-type="string">
            <text:p>Tool gibt zwar Fehlermeldung aus, Ergebnis-Tabelle scheint aber korrekt zu sein!!! → Tool evtl. anfällig für große Joins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5];[.F6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66];[.F6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xpected only the following column(s) to be selected: PlaylistId, TrackId, Name!</text:p>
          </table:table-cell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69" office:value-type="string" calcext:value-type="string">
            <text:p>Expected != actual: </text:p>
          </table:table-cell>
          <table:table-cell table:formula="of:=SUM([.H10:.H67])" office:value-type="float" office:value="6" calcext:value-type="float">
            <text:p>6</text:p>
          </table:table-cell>
          <table:table-cell table:style-name="ce7" table:formula="of:=ROUND([.H69]/(COUNTIF([.E10:.E67];&quot;&lt;&gt;''&quot;));3)*100" office:value-type="float" office:value="10.3" calcext:value-type="float">
            <text:p>10,3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formula="of:=COUNTIF([.F10:.F67];&quot;error&quot;)" office:value-type="float" office:value="1" calcext:value-type="float">
            <text:p>1</text:p>
          </table:table-cell>
          <table:table-cell table:style-name="ce7" table:formula="of:=ROUND([.H70]/(COUNTIF([.E10:.E67];&quot;&lt;&gt;''&quot;));3)*100" office:value-type="float" office:value="1.7" calcext:value-type="float">
            <text:p>1,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ette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Cosette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;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. out of time: <text:a xlink:href="https://github.com/uwdb/Cosette/issues/80" xlink:type="simple">https://github.com/uwdb/Cosette/issues/80</text:a>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;</text:p>
          </table:table-cell>
          <table:table-cell table:style-name="ce25" office:value-type="string" calcext:value-type="string">
            <text:p>SELECT * FROM Album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/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;</text:p>
          </table:table-cell>
          <table:table-cell table:style-name="ce25" office:value-type="string" calcext:value-type="string">
            <text:p>SELECT TrackId FROM PlaylistTrack </text:p>
            <text:p>WHERE TrackId &lt;= 99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{"size":[1],"status":"UNSAT"}\ngenerated/VxNmtKgrTvHqx.rkt:17:15: trackid: unbound identifier in module\n  in: trackid\n  context...:\n   /root/.racket/6.8/pkgs/rosette/rosette/base/form/module.rkt:16:0\n   standard-module-name-resolver\n   /Cosette/rosette/server.rkt:38:10\n', u'coq_result': u'ERROR', u'coq_log': u'Invalid generated Coq code. Please file an issue.', u'result': u'ERROR', u'rosette_result': u'ERROR', u'error_msg': u'Invalid generated Coq code. Please file an issue. \n \n {"size":[1],"status":"UNSAT"}\ngenerated/VxNmtKgrTvHqx.rkt:17:15: trackid: unbound identifier in module\n  in: trackid\n  context...:\n   /root/.racket/6.8/pkgs/rosette/rosette/base/form/module.rkt:16:0\n   standard-module-name-resolver\n   /Cosette/rosette/server.rkt:38:10\n'}</text:p>
            <text:p/>
          </table:table-cell>
          <table:table-cell table:style-name="ce70" table:formula="of:=IF(EXACT([.E12];[.F1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3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Syntax Error. \n ERROR: "(line 10, column 1):\\nunexpected \'v\'\\nexpecting \\"--\\", \\"/*\\", \\";\\" or end of input"', u'coq_result': u'ERROR', u'coq_log': u'Syntax Error. \n ERROR: "(line 10, column 1):\\nunexpected \'v\'\\nexpecting \\"--\\", \\"/*\\", \\";\\" or end of input"', u'result': u'ERROR', u'counterexamples': [], u'rosette_result': u'ERROR', u'error_msg': u'Syntax Error. \n ERROR: "(line 10, column 1):\\nunexpected \'v\'\\nexpecting \\"--\\", \\"/*\\", \\";\\" or end of input"'}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;</text:p>
          </table:table-cell>
          <table:table-cell table:style-name="ce25" office:value-type="string" calcext:value-type="string">
            <text:p>select Name FrOm MediaType;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style-name="ce25" office:value-type="string" calcext:value-type="string">
            <text:p>SELECT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0, 0, 0, 0, 0, 0], 1]]], u'table-name': u'invoice'}], u'rosette_result': u'NEQ'}</text:p>
            <text:p/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;</text:p>
          </table:table-cell>
          <table:table-cell table:style-name="ce25" office:value-type="string" calcext:value-type="string">
            <text:p>SELECT InvoiceDate, BillingAddress, BillingCity FROM Invoic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16];[.F1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7"/>
          <table:table-cell table:style-name="ce107" office:value-type="string" calcext:value-type="string">
            <text:p>SELECT BillingCity, BillingAddress <text:s/>FROM Invoice;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 office:value-type="string" calcext:value-type="string">
            <text:p>{u'rosette_log': u'Rosette find an counterexample.', u'coq_result': u'UNKNOWN', u'coq_log': u'', u'result': u'NEQ', u'counterexamples': [{u'table-content': [[u'invoiceid', u'customerid', u'invoicedate', u'billingaddress', u'billingcity', u'billingstate', u'billingcountry', u'billingpostalcode', u'total'], [[[0, 0, 0, 1, 0, 0, 0, 0, 0], 1]]], u'table-name': u'invoice'}], u'rosette_result': u'NEQ'}</text:p>
            <text:p/>
          </table:table-cell>
          <table:table-cell table:style-name="ce92" table:formula="of:=IF(EXACT([.E17];[.F17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8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;</text:p>
          </table:table-cell>
          <table:table-cell table:style-name="ce25" office:value-type="string" calcext:value-type="string">
            <text:p>SELECT TrackId, Name, GenreId from Track ORDER BY GenreId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70" table:formula="of:=IF(EXACT([.E18];[.F1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;</text:p>
          </table:table-cell>
          <table:table-cell table:style-name="ce109" office:value-type="string" calcext:value-type="string">
            <text:p>SELECT TrackId, Name, GenreId from Track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109" office:value-type="string" calcext:value-type="string">
            <text:p>{u'rosette_log': u'Syntax Error. \n ERROR: "(line 7, column 61):\\nunexpected \\"b\\"\\nexpecting \\"--\\" or \\"/*\\""', u'coq_result': u'ERROR', u'coq_log': u'Syntax Error. \n ERROR: "(line 7, column 61):\\nunexpected \\"b\\"\\nexpecting \\"--\\" or \\"/*\\""', u'result': u'ERROR', u'counterexamples': [], u'rosette_result': u'ERROR', u'error_msg': u'Syntax Error. \n ERROR: "(line 7, column 61):\\nunexpected \\"b\\"\\nexpecting \\"--\\" or \\"/*\\""'}</text:p>
            <text:p/>
          </table:table-cell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09"/>
          <table:table-cell table:style-name="ce109" office:value-type="string" calcext:value-type="string">
            <text:p>SELECT TrackId, Name, GenreId from Track ORDER BY GenreId ASC;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error</text:p>
          </table:table-cell>
          <table:table-cell table:style-name="ce109" office:value-type="string" calcext:value-type="string">
            <text:p>s.o.</text:p>
          </table:table-cell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;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Two queries' equivalence is unknown. Solver runs out of time.</text:p>
          </table:table-cell>
          <table:table-cell table:style-name="ce70" table:formula="of:=IF(EXACT([.E21];[.F2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;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trackid', u'name', u'albumid', u'mediatypeid', u'genreid', u'composer', u'milliseconds', u'bytes', u'unitprice'], [[[0, 0, 0, 2, 0, 0, 0, 0, 0], 1]]], u'table-name': u'track'}], u'rosette_result': u'NEQ'}</text:p>
            <text:p/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8">
          <table:table-cell table:style-name="ce80" office:value-type="string" calcext:value-type="string" table:number-columns-spanned="1" table:number-rows-spanned="5">
            <text:p>Sub-Query/Join</text:p>
          </table:table-cell>
          <table:table-cell table:style-name="ce82" office:value-type="float" office:value="14" calcext:value-type="float">
            <text:p>14</text:p>
          </table:table-cell>
          <table:table-cell table:style-name="ce86" office:value-type="string" calcext:value-type="string" table:number-columns-spanned="1" table:number-rows-spanned="5">
            <text:p>select Track.TrackId, Track.Name, Track.Composer  from Track </text:p>
            <text:p><text:span text:style-name="T1">join (select MediaType.MediaTypeId,  MediaType.Name from MediaType where MediaType.</text:span>Name = 'AAC audio file')</text:p>
            <text:p>as t_MediaType ON Track.MediaTypeId = t_MediaType.MediaTypeId;</text:p>
          </table:table-cell>
          <table:table-cell table:style-name="ce89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;</text:p>
            <text:p/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9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93" table:formula="of:=IF(EXACT([.E23];[.F23]);0;1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Hinweis counter example korrekt/sinnvoll?</text:p>
          </table:table-cell>
          <table:table-cell table:style-name="ce94" table:number-columns-repeated="1014"/>
        </table:table-row>
        <table:table-row table:style-name="ro18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{u'rosette_log': u'Rosette find an counterexample.', u'coq_result': u'UNKNOWN', u'coq_log': u'', u'result': u'NEQ', u'counterexamples': [{u'table-content': [[u'mediatypeid', u'name'], [[[0, 0], 13]]], u'table-name': u'mediatype'}, {u'table-content': [[u'trackid', u'name', u'albumid', u'mediatypeid', u'genreid', u'composer', u'milliseconds', u'bytes', u'unitprice'], [[[0, 0, 0, 0, 0, 0, 0, 0, 0], 10]]], u'table-name': u'track'}], u'rosette_result': u'NEQ'}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;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> (solver runs out of time)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;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{u'rosette_result': u'UNSAT', u'rosette_log': u'', u'coq_result': u'UNKNOWN', u'result': u'UNKNOWN', u'coq_log': u''}</text:p>
            <text:p>  Two queries' equivalence is unknown. Solver runs out of time.</text:p>
            <text:p/>
            <text:p/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nknown</text:p>
          </table:table-cell>
          <table:table-cell table:style-name="ce25" office:value-type="string" calcext:value-type="string">
            <text:p><text:span text:style-name="T1">{u'rosette_result': u'UNSAT', u'rosette_log': u'', u'coq_result': u'UNKNOWN', u'result': u'UNKNOWN', u'coq_log': u''}</text:span></text:p>
            <text:p><text:span text:style-name="T1">  Two queries' equivalence is unknown. Solver runs out of time.</text:span></text:p>
            <text:p/>
            <text:p/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;</text:p>
          </table:table-cell>
          <table:table-cell table:style-name="ce25" office:value-type="string" calcext:value-type="string">
            <text:p>SELECT <text:s/>PlaylistId FROM Playlist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playlisttrack</text:p>
            <text:p/>
            <text:p>playlistidtrackid</text:p>
            <text:p>00</text:p>
            <text:p>00</text:p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4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;</text:p>
          </table:table-cell>
          <table:table-cell table:style-name="ce25" office:value-type="string" calcext:value-type="string">
            <text:p>SELECT * FROM Employe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keine Where-Klausel. Ergebnis: Two queries are not equivalent.</text:p>
            <text:p/>
            <text:p>Counter Examples: (i.e., input tables that, when fed into your input queries, will return different results)</text:p>
            <text:p/>
            <text:p>Table employee</text:p>
            <text:p/>
            <text:p>employeeidlastnamefirstnametitlereportstobirthdatehiredateaddresscitystatecountrypostalcodephonefaxemail</text:p>
            <text:p>000000000000000</text:p>
            <text:p>?? 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;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Two queries are not equivalent. <text:s/>Counter Examples: (i.e., input tables that, when fed into your input queries, will return different results) <text:s/>Table employee <text:s/>employeeid lastname firstname title reportsto birthdate hiredate address city state country postalcode phone fax email 0 0 0 0 2 0 0 0 0 0 0 0 0 0 0 ??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;</text:p>
            <text:p/>
          </table:table-cell>
          <table:table-cell table:style-name="ce25" office:value-type="string" calcext:value-type="string">
            <text:p>SELECT Email FROM Employee</text:p>
            <text:p>WHERE City = 'Calgary'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counterexamples': [{u'table-content': [[u'employeeid', u'lastname', u'firstname', u'title', u'reportsto', u'birthdate', u'hiredate', u'address', u'city', u'state', u'country', u'postalcode', u'phone', u'fax', u'email'], [[[0, 0, 0, 0, 2, 0, 0, 0, 0, 0, 0, 0, 0, 0, 0], 1]]], u'table-name': u'employee'}], u'rosette_result': u'NEQ'}</text:p>
            <text:p/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;</text:p>
          </table:table-cell>
          <table:table-cell table:style-name="ce25" office:value-type="string" calcext:value-type="string">
            <text:p>SELECT LastName, FirstName, City FROM Employee</text:p>
            <text:p>WHERE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;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;</text:p>
          </table:table-cell>
          <table:table-cell table:style-name="ce25" office:value-type="string" calcext:value-type="string">
            <text:p>SELECT LastName, FirstName, City FROM Employee</text:p>
            <text:p>LIMIT 4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36];[.F3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37];[.F3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37" office:value-type="string" calcext:value-type="string">
            <text:p>zufällig gleiches Ergebnis-Set aber andere Syntax &amp; Semantik → kein Support für LIMIT</text:p>
          </table:table-cell>
          <table:table-cell table:style-name="ce70" table:formula="of:=IF(EXACT([.E38];[.F3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line</text:p>
            <text:p/>
            <text:p>invoicelineidinvoiceidtrackidunitpricequantity</text:p>
            <text:p>-10-101</text:p>
            <text:p>01010</text:p>
            <text:p>??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;</text:p>
          </table:table-cell>
          <table:table-cell table:style-name="ce25" office:value-type="string" calcext:value-type="string">
            <text:p>SELECT UnitPrice FROM InvoiceLine LIMIT 1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MIT</text:p>
          </table:table-cell>
          <table:table-cell table:style-name="ce70" table:formula="of:=IF(EXACT([.E40];[.F4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;</text:p>
            <text:p/>
          </table:table-cell>
          <table:table-cell table:style-name="ce25" office:value-type="string" calcext:value-type="string">
            <text:p>SELECT UnitPrice FROM InvoiceLine WHERE UnitPrice = 0.99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float/numeric</text:p>
          </table:table-cell>
          <table:table-cell table:style-name="ce70" table:formula="of:=IF(EXACT([.E41];[.F4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;</text:p>
            <text:p/>
          </table:table-cell>
          <table:table-cell table:style-name="ce30" office:value-type="string" calcext:value-type="string" table:number-columns-spanned="1" table:number-rows-spanned="2">
            <text:p>SELECT Total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avg</text:p>
          </table:table-cell>
          <table:table-cell table:style-name="ce70" table:formula="of:=IF(EXACT([.E42];[.F4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;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;</text:p>
          </table:table-cell>
          <table:table-cell table:style-name="ce25" office:value-type="string" calcext:value-type="string">
            <text:p>SELECT ArtistId, Name FROM Artis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4];[.F4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;</text:p>
          </table:table-cell>
          <table:table-cell table:style-name="ce25" office:value-type="string" calcext:value-type="string">
            <text:p>SELECT ArtistId, Name FROM Artist</text:p>
            <text:p>WHERE Name LIKE 'San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5];[.F4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;</text:p>
            <text:p/>
          </table:table-cell>
          <table:table-cell table:style-name="ce25" office:value-type="string" calcext:value-type="string">
            <text:p>SELECT ArtistId, Name FROM Artist</text:p>
            <text:p>WHERE Name LIKE 'M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6];[.F4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;</text:p>
          </table:table-cell>
          <table:table-cell table:style-name="ce25" office:value-type="string" calcext:value-type="string">
            <text:p>SELECT ArtistId, Name FROM Artist</text:p>
            <text:p>WHERE Name LIKE '_%'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LIKE</text:p>
          </table:table-cell>
          <table:table-cell table:style-name="ce70" table:formula="of:=IF(EXACT([.E47];[.F4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;</text:p>
          </table:table-cell>
          <table:table-cell table:style-name="ce25" office:value-type="string" calcext:value-type="string">
            <text:p>SELECT InvoiceId, InvoiceDate, BillingCountry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0];[.F5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1];[.F5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6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;</text:p>
          </table:table-cell>
          <table:table-cell table:style-name="ce25" office:value-type="string" calcext:value-type="string">
            <text:p>SELECT InvoiceId, CustomerId FROM Invoice</text:p>
            <text:p>WHERE InvoiceId between 0 AND 120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between</text:p>
          </table:table-cell>
          <table:table-cell table:style-name="ce70" table:formula="of:=IF(EXACT([.E52];[.F5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;</text:p>
          </table:table-cell>
          <table:table-cell table:style-name="ce25" office:value-type="string" calcext:value-type="string">
            <text:p>SELECT Name AS Genre FROM Genr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;</text:p>
          </table:table-cell>
          <table:table-cell table:style-name="ce107" office:value-type="string" calcext:value-type="string">
            <text:p>SELECT City FROM Customer;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kein Support für UNION</text:p>
          </table:table-cell>
          <table:table-cell table:style-name="ce92" table:formula="of:=IF(EXACT([.E54];[.F54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13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7"/>
          <table:table-cell table:style-name="ce107" office:value-type="string" calcext:value-type="string">
            <text:p>SELECT City FROM Customer</text:p>
            <text:p>UNION </text:p>
            <text:p>SELECT BillingCity FROM Invoice;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kein Support für UNION</text:p>
          </table:table-cell>
          <table:table-cell table:style-name="ce92" table:formula="of:=IF(EXACT([.E55];[.F55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6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;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;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kein Support für UNION</text:p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30" office:value-type="string" calcext:value-type="string" table:number-columns-spanned="1" table:number-rows-spanned="2">
            <text:p>SELECT InvoiceId, CustomerId, count(CustomerId) FROM Invoice</text:p>
            <text:p>GROUP BY CustomerId;</text:p>
          </table:table-cell>
          <table:table-cell table:style-name="ce25" office:value-type="string" calcext:value-type="string">
            <text:p>SELECT InvoiceId, CustomerId, count(CustomerId) FROM Invoice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error</text:p>
          </table:table-cell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9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2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;</text:p>
          </table:table-cell>
          <table:table-cell table:style-name="ce25" office:value-type="string" calcext:value-type="string">
            <text:p>SELECT CustomerId, count(CustomerId) FROM Invoice</text:p>
            <text:p>group by CustomerId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Two queries are not equivalent.</text:p>
            <text:p/>
            <text:p>Counter Examples: (i.e., input tables that, when fed into your input queries, will return different results)</text:p>
            <text:p/>
            <text:p>Table invoice</text:p>
            <text:p/>
            <text:p>invoiceidcustomeridinvoicedatebillingaddressbillingcitybillingstatebillingcountrybillingpostalcodetotal</text:p>
            <text:p>000000000</text:p>
            <text:p>000000000</text:p>
            <text:p>000000000</text:p>
            <text:p>000000000</text:p>
            <text:p>000000000</text:p>
            <text:p>000000000</text:p>
            <text:p>000000000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ee #50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;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nknown</text:p>
          </table:table-cell>
          <table:table-cell table:style-name="ce25"/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;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62];[.F6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IN</text:p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;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unknown</text:p>
          </table:table-cell>
          <table:table-cell table:style-name="ce88" office:value-type="string" calcext:value-type="string">
            <text:p>internal error: out of time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/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;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kein support für ORDER BY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;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;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67];[.F6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36" calcext:value-type="float">
            <text:p>36</text:p>
          </table:table-cell>
          <table:table-cell table:style-name="ce7" table:formula="of:=ROUND([.H69]/(COUNTIF([.E10:.E67];&quot;&lt;&gt;''&quot;));3)*100" office:value-type="float" office:value="62.1" calcext:value-type="float">
            <text:p>62,1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35" calcext:value-type="float">
            <text:p>35</text:p>
          </table:table-cell>
          <table:table-cell table:style-name="ce7" table:formula="of:=ROUND([.H70]/(COUNTIF([.E10:.E67];&quot;&lt;&gt;''&quot;));3)*100" office:value-type="float" office:value="60.3" calcext:value-type="float">
            <text:p>60,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AutoGrader-My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SQLAutoGrader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120" office:value-type="string" calcext:value-type="string">
            <text:p>SELECT * FROM Album</text:p>
          </table:table-cell>
          <table:table-cell table:style-name="ce120" office:value-type="string" calcext:value-type="string">
            <text:p>SELECT AlbumId, Title, ArtistId FROM Album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7" office:value-type="string" calcext:value-type="string">
            <text:p>Output comparision → bug?!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120" office:value-type="string" calcext:value-type="string">
            <text:p>SELECT AlbumId, Title, ArtistId FROM Album</text:p>
          </table:table-cell>
          <table:table-cell table:style-name="ce120" office:value-type="string" calcext:value-type="string">
            <text:p>SELECT * FROM Album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347 Obtained:347</text:p>
            <text:p/>
            <text:p>Output comparision</text:p>
            <text:p>Output mismatch by rows</text:p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</text:p>
          </table:table-cell>
          <table:table-cell table:style-name="ce25" office:value-type="string" calcext:value-type="string">
            <text:p>SELECT TrackId FROM PlaylistTrack </text:p>
            <text:p>WHERE TrackId &lt;= 9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(node:6661) UnhandledPromiseRejectionWarning: SyntaxError: Expected ",", ".", "AS", "GROUP", "INNER", "JOIN", "LEFT", "LIMIT", "ORDER", "UNION", "WHERE", "`", WHITE_SPACE, [A-Za-z0-9_], [A-Za-z_], or end of input but ";" found.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</text:p>
          </table:table-cell>
          <table:table-cell table:style-name="ce25" office:value-type="string" calcext:value-type="string">
            <text:p>select Name FrOm MediaTyp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25" office:value-type="string" calcext:value-type="string">
            <text:p>SELECT BillingAddress, BillingCit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rkennt untersch. Anzahl spalten direkt in SELECT nicht! → code geprüft: mysql.js:108; <text:s/>irreführende Fehlermeldung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tool erkennt untersch. Anzahl Spalten nicht als Fehler</text:p>
          </table:table-cell>
          <table:table-cell table:style-name="ce70" table:formula="of:=IF(EXACT([.E16];[.F1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7"/>
          <table:table-cell table:style-name="ce107" office:value-type="string" calcext:value-type="string">
            <text:p>SELECT BillingCity, BillingAddress <text:s/>FROM Invoice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107"/>
          <table:table-cell table:style-name="ce92" table:formula="of:=IF(EXACT([.E17];[.F17]);0;1)" office:value-type="float" office:value="1" calcext:value-type="float">
            <text:p>1</text:p>
          </table:table-cell>
          <table:table-cell table:style-name="ce27"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</text:p>
          </table:table-cell>
          <table:table-cell table:style-name="ce25" office:value-type="string" calcext:value-type="string">
            <text:p>SELECT TrackId, Name, GenreId from Track ORDER BY Genr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</text:p>
          </table:table-cell>
          <table:table-cell table:style-name="ce109" office:value-type="string" calcext:value-type="string">
            <text:p>SELECT TrackId, Name, GenreId from Track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9"/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09"/>
          <table:table-cell table:style-name="ce109" office:value-type="string" calcext:value-type="string">
            <text:p>SELECT TrackId, Name, GenreId from Track ORDER BY GenreId ASC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9"/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8" office:value-type="string" calcext:value-type="string" table:number-columns-spanned="1" table:number-rows-spanned="5">
            <text:p>Sub-Query/Join</text:p>
          </table:table-cell>
          <table:table-cell table:style-name="ce59" office:value-type="float" office:value="14" calcext:value-type="float">
            <text:p>14</text:p>
          </table:table-cell>
          <table:table-cell table:style-name="ce87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</text:p>
          </table:table-cell>
          <table:table-cell table:style-name="ce107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</text:p>
            <text:p/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 office:value-type="string" calcext:value-type="string">
            <text:p>Row count mismatched Expected:11 Obtained:3503</text:p>
            <text:p/>
            <text:p>Missing Tables in query: rep_string_1</text:p>
            <text:p/>
            <text:p>Extra Tables in query: rep_string_0</text:p>
          </table:table-cell>
          <table:table-cell table:style-name="ce92" table:formula="of:=IF(EXACT([.E23];[.F23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1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120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</text:p>
            <text:p/>
            <text:p/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eigentlich korrekt, nur laut Tool fehlen bestimmte Klauseln:       Query Cluase Analysis</text:p>
            <text:p>Missing Tables in query: rep_string_1</text:p>
            <text:p/>
            <text:p>Extra Tables in query: MediaType</text:p>
            <text:p/>
            <text:p>Extra condition on columns: Name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120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</text:p>
            <text:p/>
            <text:p/>
            <text:p/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120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120" office:value-type="string" calcext:value-type="string">
            <text:p>Query Cluase Analysis</text:p>
            <text:p>Missing Tables in query: rep_string_1</text:p>
            <text:p/>
            <text:p>Extra Tables in query: MediaType</text:p>
            <text:p/>
            <text:p>Extra condition on columns: MediaTypeId,Name</text:p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</text:p>
          </table:table-cell>
          <table:table-cell table:style-name="ce25" office:value-type="string" calcext:value-type="string">
            <text:p>SELECT <text:s/>PlaylistId FROM PlaylistTrac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</text:p>
          </table:table-cell>
          <table:table-cell table:style-name="ce25" office:value-type="string" calcext:value-type="string">
            <text:p>SELECT *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3 Obtained:8</text:p>
            <text:p/>
            <text:p>Output comparision</text:p>
            <text:p>Output mismatch by rows</text:p>
            <text:p/>
            <text:p>Query Cluase Analysis</text:p>
            <text:p>Missing condition on columns: Title</text:p>
          </table:table-cell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– Query Cluase Analysis</text:p>
            <text:p>Missing condition on columns: Title</text:p>
            <text:p/>
            <text:p>Extra condition on columns: ReportsTo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</text:p>
            <text:p/>
          </table:table-cell>
          <table:table-cell table:style-name="ce25" office:value-type="string" calcext:value-type="string">
            <text:p>SELECT Email FROM Employee</text:p>
            <text:p>WHERE City = 'Calgary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2 Obtained:5</text:p>
            <text:p/>
            <text:p>Output comparision</text:p>
            <text:p>Output mismatch by 3 rows</text:p>
            <text:p/>
            <text:p>Query Cluase Analysis</text:p>
            <text:p>Missing condition on columns: ReportsTo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</text:p>
          </table:table-cell>
          <table:table-cell table:style-name="ce25" office:value-type="string" calcext:value-type="string">
            <text:p>SELECT LastName, FirstName, City FROM Employee</text:p>
            <text:p>WHERE City = 'Edmonton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1</text:p>
            <text:p/>
            <text:p>Output comparision</text:p>
            <text:p>Output mismatch by 2 rows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6</text:p>
            <text:p/>
            <text:p>Output comparision</text:p>
            <text:p>Output mismatch by 7 rows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</text:p>
          </table:table-cell>
          <table:table-cell table:style-name="ce64" office:value-type="string" calcext:value-type="string">
            <text:p>SELECT LastName, FirstName, City FROM Employee</text:p>
            <text:p>WHERE City = 'Lethbridge' OR City = 'Edmonton'</text:p>
          </table:table-cell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122" office:value-type="string" calcext:value-type="string">
            <text:p>SELECT LastName, FirstName, City FROM Employee</text:p>
            <text:p>WHERE NOT City = 'Edmonton'</text:p>
          </table:table-cell>
          <table:table-cell table:number-columns-repeated="2" table:style-name="ce125" office:value-type="float" office:value="0" calcext:value-type="float">
            <text:p>0</text:p>
          </table:table-cell>
          <table:table-cell table:style-name="ce122" office:value-type="string" calcext:value-type="string">
            <text:p>Output rowcount</text:p>
            <text:p>Row count mismatched Expected:3 Obtained:7</text:p>
            <text:p/>
            <text:p>Output comparision</text:p>
            <text:p>Output mismatch by 6 rows</text:p>
          </table:table-cell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</text:p>
          </table:table-cell>
          <table:table-cell table:style-name="ce25" office:value-type="string" calcext:value-type="string">
            <text:p>SELECT LastName, FirstName, City FROM Employee</text:p>
            <text:p>LIMIT 4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</text:p>
          </table:table-cell>
          <table:table-cell table:style-name="ce48" office:value-type="string" calcext:value-type="string">
            <text:p>SELECT UnitPrice FROM InvoiceLine LIMIT 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– 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6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48" office:value-type="string" calcext:value-type="string">
            <text:p>SELECT MAX(UnitPrice) FROM InvoiceLine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48" office:value-type="string" calcext:value-type="string">
            <text:p>Query Output Analysis</text:p>
            <text:p>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</text:p>
          </table:table-cell>
          <table:table-cell table:style-name="ce48" office:value-type="string" calcext:value-type="string">
            <text:p>SELECT UnitPrice FROM InvoiceLine LIMIT 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48" office:value-type="string" calcext:value-type="string">
            <text:p>Output rowcount</text:p>
            <text:p>Row count matched Expected:1 Obtained:1</text:p>
            <text:p/>
            <text:p>Output comparision</text:p>
            <text:p>Output mismatch by rows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</text:p>
            <text:p/>
          </table:table-cell>
          <table:table-cell table:style-name="ce25" office:value-type="string" calcext:value-type="string">
            <text:p>SELECT UnitPrice FROM InvoiceLine WHERE UnitPrice = 0.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2129</text:p>
            <text:p/>
            <text:p>Output comparision</text:p>
            <text:p>Output mismatch by rows</text:p>
          </table:table-cell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5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</text:p>
            <text:p/>
          </table:table-cell>
          <table:table-cell table:style-name="ce30" office:value-type="string" calcext:value-type="string" table:number-columns-spanned="1" table:number-rows-spanned="2">
            <text:p>SELECT Total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412</text:p>
            <text:p/>
            <text:p>Output comparision</text:p>
            <text:p>Output mismatch by rows</text:p>
          </table:table-cell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</text:p>
          </table:table-cell>
          <table:table-cell table:style-name="ce25" office:value-type="string" calcext:value-type="string">
            <text:p>SELECT ArtistId, Name FROM Arti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8" office:value-type="string" calcext:value-type="string">
            <text:p>Output rowcount</text:p>
            <text:p>Row count mismatched Expected:1 Obtained:275</text:p>
            <text:p/>
            <text:p>Output comparision</text:p>
            <text:p>Output mismatch by 274 rows</text:p>
            <text:p/>
            <text:p>Query Cluase Analysis</text:p>
            <text:p>Missing condition on columns: Name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</text:p>
          </table:table-cell>
          <table:table-cell table:style-name="ce25" office:value-type="string" calcext:value-type="string">
            <text:p>SELECT ArtistId, Name FROM Artist</text:p>
            <text:p>WHERE Name LIKE 'San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</text:p>
            <text:p/>
          </table:table-cell>
          <table:table-cell table:style-name="ce25" office:value-type="string" calcext:value-type="string">
            <text:p>SELECT ArtistId, Name FROM Artist</text:p>
            <text:p>WHERE Name LIKE 'M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</text:p>
          </table:table-cell>
          <table:table-cell table:style-name="ce25" office:value-type="string" calcext:value-type="string">
            <text:p>SELECT ArtistId, Name FROM Artist</text:p>
            <text:p>WHERE Name LIKE '_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 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UnhandledPromiseRejectionWarning: SyntaxError: Expected "$", "(", or WHITE_SPACE but "r" found.</text:p>
            <text:p>    at peg$buildStructuredError (/home/matthias/DEV/fsp-sqlequi/tools/SQLAutoGrader/node_modules/node-sqlparser/lib/parse.js:999:12)</text:p>
            <text:p/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UnhandledPromiseRejectionWarning: SyntaxError: Expected "$", "(", or WHITE_SPACE but "r" found.</text:p>
            <text:p>    at peg$buildStructuredError (/home/matthias/DEV/fsp-sqlequi/tools/SQLAutoGrader/node_modules/node-sqlparser/lib/parse.js:999:12)</text:p>
            <text:p/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2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3 Obtained:412</text:p>
            <text:p/>
            <text:p>Output comparision</text:p>
            <text:p>Output mismatch by 399 rows</text:p>
            <text:p/>
            <text:p>Query Cluase Analysis</text:p>
            <text:p>Missing condition on columns: InvoiceDate,,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8" office:value-type="string" calcext:value-type="string">
            <text:p>Query Output Analysis</text:p>
            <text:p>Output rowcount</text:p>
            <text:p>Row count mismatched Expected:13 Obtained:20</text:p>
            <text:p/>
            <text:p>Output comparision</text:p>
            <text:p>Output mismatch by 7 rows</text:p>
            <text:p/>
            <text:p>Query Cluase Analysis</text:p>
            <text:p>Missing condition on columns: ,</text:p>
            <text:p/>
            <text:p>Extra condition on columns: ,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</text:p>
          </table:table-cell>
          <table:table-cell table:style-name="ce25" office:value-type="string" calcext:value-type="string">
            <text:p>SELECT InvoiceId, CustomerId FROM Invoice</text:p>
            <text:p>WHERE InvoiceId between 0 AND 120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irreführende Fehlermeldung siehe #42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</text:p>
          </table:table-cell>
          <table:table-cell table:style-name="ce25" office:value-type="string" calcext:value-type="string">
            <text:p>SELECT Name AS Genre FROM Genr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 office:value-type="string" calcext:value-type="string">
            <text:p>Name der Spalte wird nicht berücksichtigt (Alias)</text:p>
          </table:table-cell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</text:p>
          </table:table-cell>
          <table:table-cell table:style-name="ce107" office:value-type="string" calcext:value-type="string">
            <text:p>SELECT City FROM Customer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48" office:value-type="string" calcext:value-type="string">
            <text:p>Output rowcount</text:p>
            <text:p>Row count mismatched Expected:55 Obtained:59</text:p>
            <text:p/>
            <text:p>Output comparision</text:p>
            <text:p>Output mismatch by 2 rows</text:p>
          </table:table-cell>
          <table:table-cell table:style-name="ce92" table:formula="of:=IF(EXACT([.E54];[.F54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9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7"/>
          <table:table-cell table:style-name="ce107" office:value-type="string" calcext:value-type="string">
            <text:p>SELECT City FROM Customer</text:p>
            <text:p>UNION </text:p>
            <text:p>SELECT BillingCity FROM Invoice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/>
          <table:table-cell table:style-name="ce92" table:formula="of:=IF(EXACT([.E55];[.F55]);0;1)" office:value-type="float" office:value="0" calcext:value-type="float">
            <text:p>0</text:p>
          </table:table-cell>
          <table:table-cell table:style-name="ce27" table:number-columns-repeated="1016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UNION ALL crashes app</text:p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121" office:value-type="string" calcext:value-type="string" table:number-columns-spanned="1" table:number-rows-spanned="2">
            <text:p>SELECT InvoiceId, CustomerId, count(CustomerId) FROM Invoice</text:p>
            <text:p><text:span text:style-name="T1">GROUP BY CustomerId, InvoiceId</text:span></text:p>
          </table:table-cell>
          <table:table-cell table:style-name="ce123" office:value-type="string" calcext:value-type="string">
            <text:p>SELECT InvoiceId, CustomerId, count(CustomerId) FROM Invoice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string" calcext:value-type="string">
            <text:p>error</text:p>
          </table:table-cell>
          <table:table-cell table:style-name="ce25" office:value-type="string" calcext:value-type="string">
            <text:p>Kandidat-query falsch → mysql/PostgreSQL spez. Problem</text:p>
          </table:table-cell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7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123" office:value-type="string" calcext:value-type="string">
            <text:p>SELECT InvoiceId, CustomerId, count(CustomerId) FROM Invoice</text:p>
            <text:p>GROUP BY InvoiceId</text:p>
          </table:table-cell>
          <table:table-cell table:number-columns-repeated="2" table:style-name="ce126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</text:p>
          </table:table-cell>
          <table:table-cell table:style-name="ce25" office:value-type="string" calcext:value-type="string">
            <text:p>SELECT CustomerId, count(CustomerId) FROM Invoice</text:p>
            <text:p>group by CustomerI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Query Output Analysis</text:p>
            <text:p>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5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23" office:value-type="string" calcext:value-type="string">
            <text:p>Fehlermeldung auch nicht ganz korrekt, Bedingung (having) ist da aber FALSCH:     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  <text:p/>
            <text:p>Extra condition on columns: CustomerId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1016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tool error: <text:s/>SyntaxError: Expected "(" or WHITE_SPACE but "r" found.</text:p>
          </table:table-cell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internal tool error: <text:s/>SyntaxError: Expected "(" or WHITE_SPACE but "r" found.</text:p>
          </table:table-cell>
          <table:table-cell table:style-name="ce70" table:formula="of:=IF(EXACT([.E62];[.F62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 SyntaxError: Expected "$", "(", or WHITE_SPACE but "r" found.</text:p>
            <text:p/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rror</text:p>
          </table:table-cell>
          <table:table-cell table:style-name="ce88" office:value-type="string" calcext:value-type="string">
            <text:p>Failed to failed to extract SQL clauses due to error in parsing – Failed to compare output due to error in parsing</text:p>
            <text:p/>
            <text:p/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9"/>
          <table:table-cell table:style-name="ce77" table:number-columns-repeated="1007"/>
        </table:table-row>
        <table:table-row table:style-name="ro9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JOIN" or WHITE_SPACE but "O" found.</text:p>
            <text:p/>
          </table:table-cell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Eigentlich korrekt, auch Ausgabe, ABER OC ROT: Output comparision</text:p>
            <text:p>Output mismatch by 24 rows (bug?!)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</text:p>
            <text:p/>
          </table:table-cell>
          <table:table-cell table:style-name="ce89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  <text:p/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error</text:p>
          </table:table-cell>
          <table:table-cell table:style-name="ce89" office:value-type="string" calcext:value-type="string">
            <text:p>Failed to failed to extract SQL clauses due to error in parsing</text:p>
            <text:p/>
            <text:p>Hat Problem Kandidat-Q. Zu parsen</text:p>
          </table:table-cell>
          <table:table-cell table:style-name="ce70" table:formula="of:=IF(EXACT([.E67];[.F67]);0;1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23" calcext:value-type="float">
            <text:p>23</text:p>
          </table:table-cell>
          <table:table-cell table:style-name="ce7" table:formula="of:=ROUND([.H69]/(COUNTIF([.E10:.E67];&quot;&lt;&gt;''&quot;));3)*100" office:value-type="float" office:value="39.7" calcext:value-type="float">
            <text:p>39,7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11" calcext:value-type="float">
            <text:p>11</text:p>
          </table:table-cell>
          <table:table-cell table:style-name="ce7" table:formula="of:=ROUND([.H70]/(COUNTIF([.E10:.E67];&quot;&lt;&gt;''&quot;));3)*100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AutoGrader-PostgreSQL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7"/>
        <table:table-column table:style-name="co6" table:default-cell-style-name="ce7"/>
        <table:table-column table:style-name="co8" table:default-cell-style-name="ce16"/>
        <table:table-column table:style-name="co5" table:default-cell-style-name="ce16"/>
        <table:table-column table:style-name="co9" table:default-cell-style-name="ce16"/>
        <table:table-column table:style-name="co10" table:default-cell-style-name="ce16"/>
        <table:table-column table:style-name="co5" table:number-columns-repeated="1014" table:default-cell-style-name="ce16"/>
        <table:table-row table:style-name="ro1">
          <table:table-cell/>
          <table:table-cell table:style-name="ce6"/>
          <table:table-cell office:value-type="string" calcext:value-type="string">
            <text:p>Hinwei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2" table:number-rows-spanned="1">
            <text:p>Ergebnis (0: nicht äquivalent, 1: äquivalent, (pm=0..1): tw. Äquivalent, error: Fehler → System kann Querys nicht vergleichen)</text:p>
          </table:table-cell>
          <table:covered-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m = partial marking (z.B. zu 85% korrekt)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m, sonst 0 → falls Verfahren partielle Bewertung unterstützt wird pm erwartet, ansonsten nicht äquivalent erwartet</text:p>
          </table:table-cell>
          <table:table-cell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style-name="ce26" office:value-type="string" calcext:value-type="string">
            <text:p>Name = SQLAutoGrader, pm = false</text:p>
          </table:table-cell>
          <table:table-cell/>
          <table:table-cell table:style-name="ce6"/>
          <table:table-cell/>
          <table:table-cell office:value-type="string" calcext:value-type="string">
            <text:p>tats. = tatsächlic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7"/>
          <table:table-cell/>
          <table:table-cell table:style-name="ce6"/>
          <table:table-cell table:number-columns-repeated="1019"/>
        </table:table-row>
        <table:table-row table:style-name="ro1">
          <table:table-cell table:style-name="ce10" table:number-columns-repeated="2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Ergebnis</text:p>
          </table:table-cell>
          <table:covered-table-cell table:style-name="ce36"/>
          <table:table-cell table:style-name="ce28"/>
          <table:table-cell table:number-columns-repeated="1017"/>
        </table:table-row>
        <table:table-row table:style-name="ro3">
          <table:table-cell table:style-name="ce11" office:value-type="string" calcext:value-type="string">
            <text:p>Mutations-Kategorie/SQL-Feature</text:p>
          </table:table-cell>
          <table:table-cell table:style-name="ce23" office:value-type="string" calcext:value-type="string">
            <text:p>Nr.</text:p>
          </table:table-cell>
          <table:table-cell table:style-name="ce29" office:value-type="string" calcext:value-type="string">
            <text:p>Query (Musterlösung)</text:p>
          </table:table-cell>
          <table:table-cell table:style-name="ce32" office:value-type="string" calcext:value-type="string">
            <text:p>Test-Query (Kandidat)</text:p>
          </table:table-cell>
          <table:table-cell table:style-name="ce34" office:value-type="string" calcext:value-type="string">
            <text:p>erwartet</text:p>
          </table:table-cell>
          <table:table-cell table:style-name="ce34" office:value-type="string" calcext:value-type="string">
            <text:p>tats.</text:p>
          </table:table-cell>
          <table:table-cell table:style-name="ce25" office:value-type="string" calcext:value-type="string">
            <text:p>Anmerkung</text:p>
          </table:table-cell>
          <table:table-cell table:style-name="ce71" office:value-type="string" calcext:value-type="string">
            <text:p>Compare</text:p>
          </table:table-cell>
          <table:table-cell table:number-columns-repeated="2"/>
          <table:table-cell office:value-type="string" calcext:value-type="string">
            <text:p>MySQL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diff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2">
            <text:p>columns select vs. Select *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SELECT * FROM Album</text:p>
          </table:table-cell>
          <table:table-cell table:style-name="ce25" office:value-type="string" calcext:value-type="string">
            <text:p>SELECT AlbumId, Title, ArtistId FROM Albu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iehe MySQL</text:p>
          </table:table-cell>
          <table:table-cell table:style-name="ce70" table:formula="of:=IF(EXACT([.E10];[.F10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10];[.L1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covered-table-cell table:style-name="ce5"/>
          <table:table-cell table:style-name="ce4" office:value-type="float" office:value="2" calcext:value-type="float">
            <text:p>2</text:p>
          </table:table-cell>
          <table:table-cell table:style-name="ce25" office:value-type="string" calcext:value-type="string">
            <text:p>SELECT AlbumId, Title, ArtistId FROM Album</text:p>
          </table:table-cell>
          <table:table-cell table:style-name="ce25" office:value-type="string" calcext:value-type="string">
            <text:p>SELECT * FROM Albu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siehe MySQL</text:p>
          </table:table-cell>
          <table:table-cell table:style-name="ce70" table:formula="of:=IF(EXACT([.E11];[.F11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11];[.L1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where: same semantic, minimal syntax change</text:p>
          </table:table-cell>
          <table:table-cell table:style-name="ce4" office:value-type="float" office:value="3" calcext:value-type="float">
            <text:p>3</text:p>
          </table:table-cell>
          <table:table-cell table:style-name="ce25" office:value-type="string" calcext:value-type="string">
            <text:p>SELECT TrackId FROM PlaylistTrack </text:p>
            <text:p>WHERE TrackId &lt; 100</text:p>
          </table:table-cell>
          <table:table-cell table:style-name="ce25" office:value-type="string" calcext:value-type="string">
            <text:p>SELECT TrackId FROM PlaylistTrack </text:p>
            <text:p>WHERE TrackId &lt;= 9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2];[.F1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12];[.L1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5" office:value-type="string" calcext:value-type="string">
            <text:p>Semicolon ;</text:p>
          </table:table-cell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SELECT Name FROM Genre;</text:p>
          </table:table-cell>
          <table:table-cell table:style-name="ce25" office:value-type="string" calcext:value-type="string">
            <text:p>SELECT Name FROM Gen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UnhandledPromiseRejectionWarning: SyntaxError: Expected ",", ".", "AS", "GROUP", "INNER", "JOIN", "LEFT", "LIMIT", "ORDER", "UNION", "WHERE", "`", WHITE_SPACE, [A-Za-z0-9_], [A-Za-z_], or end of input but ";" found.</text:p>
            <text:p/>
          </table:table-cell>
          <table:table-cell table:style-name="ce70" table:formula="of:=IF(EXACT([.E13];[.F13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13];[.L1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syntax sql keywords (upper, lower case)</text:p>
          </table:table-cell>
          <table:table-cell table:style-name="ce4" office:value-type="float" office:value="5" calcext:value-type="float">
            <text:p>5</text:p>
          </table:table-cell>
          <table:table-cell table:style-name="ce25" office:value-type="string" calcext:value-type="string">
            <text:p>SELECT Name FROM MediaType</text:p>
          </table:table-cell>
          <table:table-cell table:style-name="ce25" office:value-type="string" calcext:value-type="string">
            <text:p>select Name FrOm MediaTyp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4];[.F1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14];[.L1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4" office:value-type="string" calcext:value-type="string" table:number-columns-spanned="1" table:number-rows-spanned="2">
            <text:p>column count differing</text:p>
          </table:table-cell>
          <table:table-cell table:style-name="ce4" office:value-type="float" office:value="6" calcext:value-type="float">
            <text:p>6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25" office:value-type="string" calcext:value-type="string">
            <text:p>SELECT BillingAddress, BillingCit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70" table:formula="of:=IF(EXACT([.E15];[.F15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15];[.L1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covered-table-cell table:style-name="ce5"/>
          <table:table-cell table:style-name="ce4" office:value-type="float" office:value="7" calcext:value-type="float">
            <text:p>7</text:p>
          </table:table-cell>
          <table:table-cell table:style-name="ce30" office:value-type="string" calcext:value-type="string" table:number-columns-spanned="1" table:number-rows-spanned="2">
            <text:p>SELECT BillingAddress, BillingCity FROM Invoice</text:p>
          </table:table-cell>
          <table:table-cell table:style-name="ce25" office:value-type="string" calcext:value-type="string">
            <text:p>SELECT InvoiceDate, BillingAddress, BillingCit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6];[.F16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16];[.L1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5">
          <table:table-cell table:style-name="ce78" office:value-type="string" calcext:value-type="string">
            <text:p>column ordering</text:p>
          </table:table-cell>
          <table:table-cell table:style-name="ce78" office:value-type="float" office:value="8" calcext:value-type="float">
            <text:p>8</text:p>
          </table:table-cell>
          <table:covered-table-cell table:style-name="ce107"/>
          <table:table-cell table:style-name="ce107" office:value-type="string" calcext:value-type="string">
            <text:p>SELECT BillingCity, BillingAddress <text:s/>FROM Invoice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style-name="ce107"/>
          <table:table-cell table:style-name="ce92" table:formula="of:=IF(EXACT([.E17];[.F17]);0;1)" office:value-type="float" office:value="1" calcext:value-type="float">
            <text:p>1</text:p>
          </table:table-cell>
          <table:table-cell table:style-name="ce27" table:number-columns-repeated="2"/>
          <table:table-cell table:number-columns-repeated="2" table:style-name="ce59" office:value-type="float" office:value="1" calcext:value-type="float">
            <text:p>1</text:p>
          </table:table-cell>
          <table:table-cell table:formula="of:=IF(EXACT([.K17];[.L17]);0;1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3">
            <text:p>order by</text:p>
          </table:table-cell>
          <table:table-cell table:style-name="ce4" office:value-type="float" office:value="9" calcext:value-type="float">
            <text:p>9</text:p>
          </table:table-cell>
          <table:table-cell table:style-name="ce25" office:value-type="string" calcext:value-type="string">
            <text:p>SELECT TrackId, Name, GenreId from Track ORDER BY GenreId ASC</text:p>
          </table:table-cell>
          <table:table-cell table:style-name="ce25" office:value-type="string" calcext:value-type="string">
            <text:p>SELECT TrackId, Name, GenreId from Track ORDER BY GenreI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18];[.F18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18];[.L1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102"/>
          <table:table-cell table:style-name="ce81" office:value-type="float" office:value="10" calcext:value-type="float">
            <text:p>10</text:p>
          </table:table-cell>
          <table:table-cell table:style-name="ce84" office:value-type="string" calcext:value-type="string" table:number-columns-spanned="1" table:number-rows-spanned="2">
            <text:p>SELECT TrackId, Name, GenreId from Track ORDER BY GenreId DESC</text:p>
          </table:table-cell>
          <table:table-cell table:style-name="ce109" office:value-type="string" calcext:value-type="string">
            <text:p>SELECT TrackId, Name, GenreId from Track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9"/>
          <table:table-cell table:style-name="ce92" table:formula="of:=IF(EXACT([.E19];[.F19]);0;1)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2" table:style-name="ce102" office:value-type="float" office:value="1" calcext:value-type="float">
            <text:p>1</text:p>
          </table:table-cell>
          <table:table-cell table:formula="of:=IF(EXACT([.K19];[.L19]);0;1)" office:value-type="float" office:value="0" calcext:value-type="float">
            <text:p>0</text:p>
          </table:table-cell>
          <table:table-cell table:style-name="ce72" table:number-columns-repeated="1011"/>
        </table:table-row>
        <table:table-row table:style-name="ro3">
          <table:covered-table-cell table:style-name="ce102"/>
          <table:table-cell table:style-name="ce81" office:value-type="float" office:value="11" calcext:value-type="float">
            <text:p>11</text:p>
          </table:table-cell>
          <table:covered-table-cell table:style-name="ce109"/>
          <table:table-cell table:style-name="ce109" office:value-type="string" calcext:value-type="string">
            <text:p>SELECT TrackId, Name, GenreId from Track ORDER BY GenreId ASC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9"/>
          <table:table-cell table:style-name="ce92" table:formula="of:=IF(EXACT([.E20];[.F20]);0;1)" office:value-type="float" office:value="1" calcext:value-type="float">
            <text:p>1</text:p>
          </table:table-cell>
          <table:table-cell table:style-name="ce72" table:number-columns-repeated="2"/>
          <table:table-cell table:number-columns-repeated="2" table:style-name="ce102" office:value-type="float" office:value="1" calcext:value-type="float">
            <text:p>1</text:p>
          </table:table-cell>
          <table:table-cell table:formula="of:=IF(EXACT([.K20];[.L20]);0;1)" office:value-type="float" office:value="0" calcext:value-type="float">
            <text:p>0</text:p>
          </table:table-cell>
          <table:table-cell table:style-name="ce72" table:number-columns-repeated="1011"/>
        </table:table-row>
        <table:table-row table:style-name="ro14">
          <table:table-cell table:style-name="ce4" office:value-type="string" calcext:value-type="string" table:number-columns-spanned="1" table:number-rows-spanned="2">
            <text:p>Redundanzen</text:p>
          </table:table-cell>
          <table:table-cell table:style-name="ce5" office:value-type="float" office:value="12" calcext:value-type="float">
            <text:p>12</text:p>
          </table:table-cell>
          <table:table-cell table:style-name="ce30" office:value-type="string" calcext:value-type="string" table:number-columns-spanned="1" table:number-rows-spanned="2">
            <text:p>SELECT Name, MediaTypeId FROM Track</text:p>
            <text:p>WHERE MediaTypeId &gt; 2</text:p>
            <text:p/>
          </table:table-cell>
          <table:table-cell table:style-name="ce25" office:value-type="string" calcext:value-type="string">
            <text:p>SELECT Name, MediaTypeId FROM Track</text:p>
            <text:p>WHERE MediaTypeId &gt; 2 and MediaTypeId &gt; 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21];[.F2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21];[.L2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13" calcext:value-type="float">
            <text:p>13</text:p>
          </table:table-cell>
          <table:covered-table-cell table:style-name="ce25"/>
          <table:table-cell table:style-name="ce25" office:value-type="string" calcext:value-type="string">
            <text:p>SELECT Name, MediaTypeId FROM Track</text:p>
            <text:p>WHERE MediaTypeId &gt; 2 or MediaTypeId &gt; 1</text:p>
            <text:p/>
          </table:table-cell>
          <table:table-cell table:style-name="ce5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232 Obtained:469</text:p>
            <text:p/>
            <text:p>Output comparision</text:p>
            <text:p>Output mismatch by 237 rows</text:p>
          </table:table-cell>
          <table:table-cell table:style-name="ce70" table:formula="of:=IF(EXACT([.E22];[.F2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22];[.L2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6">
          <table:table-cell table:style-name="ce78" office:value-type="string" calcext:value-type="string" table:number-columns-spanned="1" table:number-rows-spanned="5">
            <text:p>Sub-Query/Join</text:p>
          </table:table-cell>
          <table:table-cell table:style-name="ce59" office:value-type="float" office:value="14" calcext:value-type="float">
            <text:p>14</text:p>
          </table:table-cell>
          <table:table-cell table:style-name="ce87" office:value-type="string" calcext:value-type="string" table:number-columns-spanned="1" table:number-rows-spanned="5">
            <text:p>select Track.TrackId, Track.Name, Track.Composer  from Track </text:p>
            <text:p>join (select MediaType.MediaTypeId,  MediaType.Name from MediaType where MediaType.Name = 'AAC audio file')</text:p>
            <text:p>as t_MediaType ON Track.MediaTypeId = t_MediaType.MediaTypeId</text:p>
          </table:table-cell>
          <table:table-cell table:style-name="ce107" office:value-type="string" calcext:value-type="string">
            <text:p>select Track.TrackId, Track.Name, Track.Composer   from Track </text:p>
            <text:p>join (select MediaType.MediaTypeId,  MediaType.Name from MediaType)</text:p>
            <text:p>as t_MediaType ON Track.MediaTypeId = t_MediaType.MediaTypeId</text:p>
            <text:p/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 office:value-type="string" calcext:value-type="string">
            <text:p>Query Output Analysis</text:p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rep_string_0</text:p>
          </table:table-cell>
          <table:table-cell table:style-name="ce92" table:formula="of:=IF(EXACT([.E23];[.F23]);0;1)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59" office:value-type="float" office:value="0" calcext:value-type="float">
            <text:p>0</text:p>
          </table:table-cell>
          <table:table-cell table:formula="of:=IF(EXACT([.K23];[.L23]);0;1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21">
          <table:covered-table-cell table:style-name="ce5"/>
          <table:table-cell table:style-name="ce5" office:value-type="float" office:value="15" calcext:value-type="float">
            <text:p>15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 ON Track.MediaTypeId = MediaType.MediaTypeId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1 Obtained:3503</text:p>
            <text:p/>
            <text:p>Output comparision</text:p>
            <text:p>Output mismatch by 3492 rows</text:p>
            <text:p/>
            <text:p>Query Cluase Analysis</text:p>
            <text:p>Missing Tables in query: rep_string_1</text:p>
            <text:p/>
            <text:p>Extra Tables in query: MediaType</text:p>
          </table:table-cell>
          <table:table-cell table:style-name="ce70" table:formula="of:=IF(EXACT([.E24];[.F2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24];[.L2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7">
          <table:covered-table-cell table:style-name="ce5"/>
          <table:table-cell table:style-name="ce5" office:value-type="float" office:value="16" calcext:value-type="float">
            <text:p>16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WHERE MediaType.Name = 'AAC audio file'</text:p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11 Obtained:11</text:p>
            <text:p/>
            <text:p>Output comparision</text:p>
            <text:p>Output matches exactly</text:p>
            <text:p/>
            <text:p>Query Cluase Analysis</text:p>
            <text:p>Missing Tables in query: rep_string_1</text:p>
            <text:p/>
            <text:p>Extra Tables in query: MediaType</text:p>
            <text:p/>
            <text:p>Extra condition on columns: Name</text:p>
          </table:table-cell>
          <table:table-cell table:style-name="ce70" table:formula="of:=IF(EXACT([.E25];[.F25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25];[.L2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7">
          <table:covered-table-cell table:style-name="ce5"/>
          <table:table-cell table:style-name="ce5" office:value-type="float" office:value="17" calcext:value-type="float">
            <text:p>17</text:p>
          </table:table-cell>
          <table:covered-table-cell table:style-name="ce25"/>
          <table:table-cell table:style-name="ce25" office:value-type="string" calcext:value-type="string">
            <text:p>select Track.TrackId, Track.Name, Track.Composer  from Track </text:p>
            <text:p>join MediaType</text:p>
            <text:p>ON Track.MediaTypeId = MediaType.MediaTypeId</text:p>
            <text:p>AND MediaType.Name = 'AAC audio file'</text:p>
            <text:p/>
            <text:p/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Missing Tables in query: rep_string_1</text:p>
            <text:p/>
            <text:p>Extra Tables in query: MediaType</text:p>
          </table:table-cell>
          <table:table-cell table:style-name="ce70" table:formula="of:=IF(EXACT([.E26];[.F26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26];[.L2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8">
          <table:covered-table-cell table:style-name="ce5"/>
          <table:table-cell table:style-name="ce5" office:value-type="float" office:value="18" calcext:value-type="float">
            <text:p>18</text:p>
          </table:table-cell>
          <table:covered-table-cell table:style-name="ce25"/>
          <table:table-cell table:style-name="ce25" office:value-type="string" calcext:value-type="string">
            <text:p>select Track.TrackId, Track.Name, Track.Composer</text:p>
            <text:p>from Track, MediaType</text:p>
            <text:p>where</text:p>
            <text:p>Track.MediaTypeId = MediaType.MediaTypeId</text:p>
            <text:p>and </text:p>
            <text:p>(MediaType.Name = 'AAC audio file'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Missing Tables in query: rep_string_1</text:p>
            <text:p/>
            <text:p>Extra Tables in query: MediaType</text:p>
            <text:p/>
            <text:p>Extra condition on columns: MediaTypeId,Name</text:p>
          </table:table-cell>
          <table:table-cell table:style-name="ce70" table:formula="of:=IF(EXACT([.E27];[.F27]);0;1)" office:value-type="float" office:value="1" calcext:value-type="float">
            <text:p>1</text:p>
          </table:table-cell>
          <table:table-cell table:number-columns-repeated="2"/>
          <table:table-cell table:style-name="ce12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27];[.L2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5" office:value-type="string" calcext:value-type="string">
            <text:p>distinct</text:p>
          </table:table-cell>
          <table:table-cell table:style-name="ce5" office:value-type="float" office:value="19" calcext:value-type="float">
            <text:p>19</text:p>
          </table:table-cell>
          <table:table-cell table:style-name="ce25" office:value-type="string" calcext:value-type="string">
            <text:p>SELECT DISTINCT PlaylistId FROM PlaylistTrack</text:p>
          </table:table-cell>
          <table:table-cell table:style-name="ce25" office:value-type="string" calcext:value-type="string">
            <text:p>SELECT <text:s/>PlaylistId FROM PlaylistTrack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Row count mismatched Expected:14 Obtained:8715</text:p>
            <text:p/>
            <text:p/>
          </table:table-cell>
          <table:table-cell table:style-name="ce70" table:formula="of:=IF(EXACT([.E28];[.F28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28];[.L2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" table:number-rows-spanned="3">
            <text:p>where, and</text:p>
          </table:table-cell>
          <table:table-cell table:style-name="ce5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SELECT * FROM Employee</text:p>
            <text:p>WHERE Title = 'Sales Support Agent'</text:p>
          </table:table-cell>
          <table:table-cell table:style-name="ce25" office:value-type="string" calcext:value-type="string">
            <text:p>SELECT *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29];[.F29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29];[.L2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8">
          <table:covered-table-cell table:style-name="ce5"/>
          <table:table-cell table:style-name="ce5" office:value-type="float" office:value="21" calcext:value-type="float">
            <text:p>21</text:p>
          </table:table-cell>
          <table:covered-table-cell table:style-name="ce25"/>
          <table:table-cell table:style-name="ce25" office:value-type="string" calcext:value-type="string">
            <text:p>SELECT * FROM Employee</text:p>
            <text:p>WHERE ReportsTo = 2</text:p>
            <text:p/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– Output comparision</text:p>
            <text:p>Output mismatch by rows</text:p>
            <text:p/>
            <text:p>Query Cluase Analysis</text:p>
            <text:p>Missing condition on columns: Title</text:p>
            <text:p/>
            <text:p>Extra condition on columns: ReportsTo</text:p>
          </table:table-cell>
          <table:table-cell table:style-name="ce70" table:formula="of:=IF(EXACT([.E30];[.F30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0];[.L3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8">
          <table:covered-table-cell table:style-name="ce5"/>
          <table:table-cell table:style-name="ce5" office:value-type="float" office:value="22" calcext:value-type="float">
            <text:p>22</text:p>
          </table:table-cell>
          <table:table-cell table:style-name="ce25" office:value-type="string" calcext:value-type="string">
            <text:p>SELECT Email FROM Employee</text:p>
            <text:p>WHERE City = 'Calgary' AND ReportsTo = 1</text:p>
            <text:p/>
          </table:table-cell>
          <table:table-cell table:style-name="ce25" office:value-type="string" calcext:value-type="string">
            <text:p>SELECT Email FROM Employee</text:p>
            <text:p>WHERE City = 'Calgary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2 Obtained:5</text:p>
            <text:p/>
            <text:p>Output comparision</text:p>
            <text:p>Output mismatch by 3 rows</text:p>
            <text:p/>
            <text:p>Query Cluase Analysis</text:p>
            <text:p>Missing condition on columns: ReportsTo</text:p>
          </table:table-cell>
          <table:table-cell table:style-name="ce70" table:formula="of:=IF(EXACT([.E31];[.F3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1];[.L3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4" office:value-type="string" calcext:value-type="string" table:number-columns-spanned="1" table:number-rows-spanned="2">
            <text:p>or</text:p>
          </table:table-cell>
          <table:table-cell table:style-name="ce5" office:value-type="float" office:value="23" calcext:value-type="float">
            <text:p>23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City = 'Edmonton' OR City  = 'Lethbridge'</text:p>
          </table:table-cell>
          <table:table-cell table:style-name="ce25" office:value-type="string" calcext:value-type="string">
            <text:p>SELECT LastName, FirstName, City FROM Employee</text:p>
            <text:p>WHERE City = 'Edmonton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1</text:p>
            <text:p/>
            <text:p>Output comparision</text:p>
            <text:p>Output mismatch by 2 rows</text:p>
          </table:table-cell>
          <table:table-cell table:style-name="ce70" table:formula="of:=IF(EXACT([.E32];[.F3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2];[.L3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24" calcext:value-type="float">
            <text:p>24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City = 'Edmonton' OR City = 'Calgary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6</text:p>
            <text:p/>
            <text:p>Output comparision</text:p>
            <text:p>Output mismatch by 7 rows</text:p>
          </table:table-cell>
          <table:table-cell table:style-name="ce70" table:formula="of:=IF(EXACT([.E33];[.F33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3];[.L3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4" office:value-type="string" calcext:value-type="string" table:number-columns-spanned="1" table:number-rows-spanned="2">
            <text:p>not</text:p>
          </table:table-cell>
          <table:table-cell table:style-name="ce5" office:value-type="float" office:value="25" calcext:value-type="float">
            <text:p>25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WHERE NOT City = 'Calgary'</text:p>
          </table:table-cell>
          <table:table-cell table:style-name="ce25" office:value-type="string" calcext:value-type="string">
            <text:p>SELECT LastName, FirstName, City FROM Employee</text:p>
            <text:p>WHERE City = 'Lethbridge' OR City = 'Edmonton'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7" office:value-type="string" calcext:value-type="string">
            <text:p>zufällig gleiches Ergebnis-Set aber andere Syntax &amp; Semantik → Test für Verfahren mit pragmatischen Ansatz</text:p>
          </table:table-cell>
          <table:table-cell table:style-name="ce70" table:formula="of:=IF(EXACT([.E34];[.F34]);0;1)" office:value-type="float" office:value="1" calcext:value-type="float">
            <text:p>1</text:p>
          </table:table-cell>
          <table:table-cell table:number-columns-repeated="2"/>
          <table:table-cell table:style-name="ce67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formula="of:=IF(EXACT([.K34];[.L3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covered-table-cell table:style-name="ce5"/>
          <table:table-cell table:style-name="ce5" office:value-type="float" office:value="26" calcext:value-type="float">
            <text:p>26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  <text:p>WHERE NOT City = 'Edmonton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5];[.F35]);0;1)" office:value-type="float" office:value="0" calcext:value-type="float">
            <text:p>0</text:p>
          </table:table-cell>
          <table:table-cell table:number-columns-repeated="2"/>
          <table:table-cell table:style-name="ce125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35];[.L3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4" office:value-type="string" calcext:value-type="string" table:number-columns-spanned="1" table:number-rows-spanned="2">
            <text:p>limit</text:p>
          </table:table-cell>
          <table:table-cell table:style-name="ce5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SELECT LastName, FirstName, City FROM Employee</text:p>
            <text:p>LIMIT 3</text:p>
          </table:table-cell>
          <table:table-cell table:style-name="ce25" office:value-type="string" calcext:value-type="string">
            <text:p>SELECT LastName, FirstName, City FROM Employee</text:p>
            <text:p>LIMIT 4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4</text:p>
            <text:p/>
            <text:p>Output comparision</text:p>
            <text:p>Output mismatch by 1 rows</text:p>
          </table:table-cell>
          <table:table-cell table:style-name="ce70" table:formula="of:=IF(EXACT([.E36];[.F36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6];[.L3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5" office:value-type="float" office:value="28" calcext:value-type="float">
            <text:p>28</text:p>
          </table:table-cell>
          <table:covered-table-cell table:style-name="ce25"/>
          <table:table-cell table:style-name="ce25" office:value-type="string" calcext:value-type="string">
            <text:p>SELECT LastName, FirstName, City FROM Employe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37];[.F37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37];[.L3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3">
            <text:p>min, max</text:p>
          </table:table-cell>
          <table:table-cell table:style-name="ce5" office:value-type="float" office:value="29" calcext:value-type="float">
            <text:p>29</text:p>
          </table:table-cell>
          <table:table-cell table:style-name="ce30" office:value-type="string" calcext:value-type="string" table:number-columns-spanned="1" table:number-rows-spanned="2">
            <text:p>SELECT MIN(UnitPrice) FROM InvoiceLine</text:p>
          </table:table-cell>
          <table:table-cell table:style-name="ce25" office:value-type="string" calcext:value-type="string">
            <text:p>SELECT UnitPrice FROM InvoiceLine LIMIT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string" calcext:value-type="string">
            <text:p>zufällig gleiches Ergebnis-Set aber andere Syntax &amp; Semantik → „Output comparision Output mismatch by rows“</text:p>
          </table:table-cell>
          <table:table-cell table:style-name="ce70" table:formula="of:=IF(EXACT([.E38];[.F38]);0;1)" office:value-type="float" office:value="0" calcext:value-type="float">
            <text:p>0</text:p>
          </table:table-cell>
          <table:table-cell table:number-columns-repeated="2"/>
          <table:table-cell table:style-name="ce5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38];[.L3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5" office:value-type="float" office:value="30" calcext:value-type="float">
            <text:p>30</text:p>
          </table:table-cell>
          <table:covered-table-cell table:style-name="ce25"/>
          <table:table-cell table:style-name="ce25" office:value-type="string" calcext:value-type="string">
            <text:p>SELECT MAX(UnitPrice) FROM InvoiceLin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„Output mismatch by rows“</text:p>
          </table:table-cell>
          <table:table-cell table:style-name="ce70" table:formula="of:=IF(EXACT([.E39];[.F39]);0;1)" office:value-type="float" office:value="0" calcext:value-type="float">
            <text:p>0</text:p>
          </table:table-cell>
          <table:table-cell table:number-columns-repeated="2"/>
          <table:table-cell table:style-name="ce5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39];[.L3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5" office:value-type="float" office:value="31" calcext:value-type="float">
            <text:p>31</text:p>
          </table:table-cell>
          <table:table-cell table:style-name="ce25" office:value-type="string" calcext:value-type="string">
            <text:p>SELECT MAX(UnitPrice) FROM InvoiceLine</text:p>
          </table:table-cell>
          <table:table-cell table:style-name="ce25" office:value-type="string" calcext:value-type="string">
            <text:p>SELECT UnitPrice FROM InvoiceLine LIMIT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„Output mismatch by rows“</text:p>
          </table:table-cell>
          <table:table-cell table:style-name="ce70" table:formula="of:=IF(EXACT([.E40];[.F40]);0;1)" office:value-type="float" office:value="0" calcext:value-type="float">
            <text:p>0</text:p>
          </table:table-cell>
          <table:table-cell table:number-columns-repeated="2"/>
          <table:table-cell table:style-name="ce5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40];[.L4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table-cell table:style-name="ce5" office:value-type="string" calcext:value-type="string">
            <text:p>count</text:p>
          </table:table-cell>
          <table:table-cell table:style-name="ce5" office:value-type="float" office:value="32" calcext:value-type="float">
            <text:p>32</text:p>
          </table:table-cell>
          <table:table-cell table:style-name="ce25" office:value-type="string" calcext:value-type="string">
            <text:p>SELECT COUNT(UnitPrice) FROM InvoiceLine WHERE UnitPrice = 0.99</text:p>
            <text:p/>
          </table:table-cell>
          <table:table-cell table:style-name="ce25" office:value-type="string" calcext:value-type="string">
            <text:p>SELECT UnitPrice FROM InvoiceLine WHERE UnitPrice = 0.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1];[.F4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1];[.L4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avg</text:p>
          </table:table-cell>
          <table:table-cell table:style-name="ce5" office:value-type="float" office:value="33" calcext:value-type="float">
            <text:p>33</text:p>
          </table:table-cell>
          <table:table-cell table:style-name="ce25" office:value-type="string" calcext:value-type="string">
            <text:p>SELECT avg(Total) FROM Invoice</text:p>
            <text:p/>
          </table:table-cell>
          <table:table-cell table:style-name="ce30" office:value-type="string" calcext:value-type="string" table:number-columns-spanned="1" table:number-rows-spanned="2">
            <text:p>SELECT Total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2];[.F4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2];[.L4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um</text:p>
          </table:table-cell>
          <table:table-cell table:style-name="ce5" office:value-type="float" office:value="34" calcext:value-type="float">
            <text:p>34</text:p>
          </table:table-cell>
          <table:table-cell table:style-name="ce25" office:value-type="string" calcext:value-type="string">
            <text:p>SELECT sum(Total) FROM Invoice</text:p>
          </table:table-cell>
          <table:covered-table-cell table:style-name="ce25"/>
          <table:table-cell table:number-columns-repeated="2" table:style-name="ce5" office:value-type="float" office:value="0" calcext:value-type="float">
            <text:p>0</text:p>
          </table:table-cell>
          <table:table-cell table:style-name="ce25"/>
          <table:table-cell table:style-name="ce70" table:formula="of:=IF(EXACT([.E43];[.F43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3];[.L4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8">
          <table:table-cell table:style-name="ce4" office:value-type="string" calcext:value-type="string" table:number-columns-spanned="1" table:number-rows-spanned="4">
            <text:p>like</text:p>
          </table:table-cell>
          <table:table-cell table:style-name="ce5" office:value-type="float" office:value="35" calcext:value-type="float">
            <text:p>35</text:p>
          </table:table-cell>
          <table:table-cell table:style-name="ce25" office:value-type="string" calcext:value-type="string">
            <text:p>SELECT ArtistId, Name FROM Artist WHERE Name LIKE '%Metal%'</text:p>
          </table:table-cell>
          <table:table-cell table:style-name="ce25" office:value-type="string" calcext:value-type="string">
            <text:p>SELECT ArtistId, Name FROM Artis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275</text:p>
            <text:p/>
            <text:p>Output comparision</text:p>
            <text:p>Output mismatch by 274 rows</text:p>
            <text:p/>
            <text:p>Query Cluase Analysis</text:p>
            <text:p>Missing condition on columns: Name</text:p>
          </table:table-cell>
          <table:table-cell table:style-name="ce70" table:formula="of:=IF(EXACT([.E44];[.F44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4];[.L44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36" calcext:value-type="float">
            <text:p>36</text:p>
          </table:table-cell>
          <table:table-cell table:style-name="ce25" office:value-type="string" calcext:value-type="string">
            <text:p>SELECT ArtistId, Name FROM Artist</text:p>
            <text:p>WHERE Name LIKE 'Sant%'</text:p>
          </table:table-cell>
          <table:table-cell table:style-name="ce25" office:value-type="string" calcext:value-type="string">
            <text:p>SELECT ArtistId, Name FROM Artist</text:p>
            <text:p>WHERE Name LIKE 'San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9 Obtained:10</text:p>
            <text:p/>
            <text:p>Output comparision</text:p>
            <text:p>Output mismatch by 1 rows</text:p>
          </table:table-cell>
          <table:table-cell table:style-name="ce70" table:formula="of:=IF(EXACT([.E45];[.F45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5];[.L4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37" calcext:value-type="float">
            <text:p>37</text:p>
          </table:table-cell>
          <table:table-cell table:style-name="ce25" office:value-type="string" calcext:value-type="string">
            <text:p>SELECT ArtistId, Name FROM Artist</text:p>
            <text:p>WHERE Name LIKE 'M%o'</text:p>
            <text:p/>
          </table:table-cell>
          <table:table-cell table:style-name="ce25" office:value-type="string" calcext:value-type="string">
            <text:p>SELECT ArtistId, Name FROM Artist</text:p>
            <text:p>WHERE Name LIKE 'M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20</text:p>
            <text:p/>
            <text:p>Output comparision</text:p>
            <text:p>Output mismatch by 17 rows</text:p>
          </table:table-cell>
          <table:table-cell table:style-name="ce70" table:formula="of:=IF(EXACT([.E46];[.F46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6];[.L4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38" calcext:value-type="float">
            <text:p>38</text:p>
          </table:table-cell>
          <table:table-cell table:style-name="ce25" office:value-type="string" calcext:value-type="string">
            <text:p>SELECT ArtistId, Name FROM Artist</text:p>
            <text:p>WHERE Name LIKE '_ %'</text:p>
          </table:table-cell>
          <table:table-cell table:style-name="ce25" office:value-type="string" calcext:value-type="string">
            <text:p>SELECT ArtistId, Name FROM Artist</text:p>
            <text:p>WHERE Name LIKE '_%'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3 Obtained:275</text:p>
            <text:p/>
            <text:p>Output comparision</text:p>
            <text:p>Output mismatch by 272 rows</text:p>
          </table:table-cell>
          <table:table-cell table:style-name="ce70" table:formula="of:=IF(EXACT([.E47];[.F47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47];[.L4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5" office:value-type="float" office:value="39" calcext:value-type="float">
            <text:p>39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 </text:p>
            <text:p>WHERE BillingCountry IN ('USA', 'Canada', 'Brazil')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: SyntaxError: Expected "$", "(", or WHITE_SPACE but "r" found.</text:p>
            <text:p/>
          </table:table-cell>
          <table:table-cell table:style-name="ce70" table:formula="of:=IF(EXACT([.E48];[.F48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48];[.L4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9">
          <table:covered-table-cell table:style-name="ce5"/>
          <table:table-cell table:style-name="ce5" office:value-type="float" office:value="40" calcext:value-type="float">
            <text:p>40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 </text:p>
            <text:p>WHERE BillingCountry IN ('USA', 'Brazil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: SyntaxError: Expected "$", "(", or WHITE_SPACE but "r" found.</text:p>
            <text:p/>
          </table:table-cell>
          <table:table-cell table:style-name="ce70" table:formula="of:=IF(EXACT([.E49];[.F49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49];[.L4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4" office:value-type="string" calcext:value-type="string" table:number-columns-spanned="1" table:number-rows-spanned="3">
            <text:p>between</text:p>
          </table:table-cell>
          <table:table-cell table:style-name="ce5" office:value-type="float" office:value="41" calcext:value-type="float">
            <text:p>41</text:p>
          </table:table-cell>
          <table:table-cell table:style-name="ce30" office:value-type="string" calcext:value-type="string" table:number-columns-spanned="1" table:number-rows-spanned="2">
            <text:p>SELECT InvoiceId, InvoiceDate, BillingCountry FROM Invoice</text:p>
            <text:p>WHERE InvoiceDate between '2012-06-04 00:00:00' AND '2012-07-28 00:00:00'</text:p>
          </table:table-cell>
          <table:table-cell table:style-name="ce25" office:value-type="string" calcext:value-type="string">
            <text:p>SELECT InvoiceId, InvoiceDate, BillingCountry FROM Invoic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3 Obtained:412</text:p>
            <text:p/>
            <text:p>Output comparision</text:p>
            <text:p>Output mismatch by 399 rows</text:p>
          </table:table-cell>
          <table:table-cell table:style-name="ce70" table:formula="of:=IF(EXACT([.E50];[.F50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50];[.L5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42" calcext:value-type="float">
            <text:p>42</text:p>
          </table:table-cell>
          <table:covered-table-cell table:style-name="ce25"/>
          <table:table-cell table:style-name="ce25" office:value-type="string" calcext:value-type="string">
            <text:p>SELECT InvoiceId, InvoiceDate, BillingCountry FROM Invoice</text:p>
            <text:p>WHERE InvoiceDate between '2012-05-04 00:00:00' AND '2012-07-28 00:00:00'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3 Obtained:20</text:p>
            <text:p/>
            <text:p>Output comparision</text:p>
            <text:p>Output mismatch by 7 rows</text:p>
          </table:table-cell>
          <table:table-cell table:style-name="ce70" table:formula="of:=IF(EXACT([.E51];[.F51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51];[.L5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43" calcext:value-type="float">
            <text:p>43</text:p>
          </table:table-cell>
          <table:table-cell table:style-name="ce25" office:value-type="string" calcext:value-type="string">
            <text:p>SELECT InvoiceId, CustomerId FROM Invoice</text:p>
            <text:p>WHERE InvoiceId between 50 AND 100</text:p>
          </table:table-cell>
          <table:table-cell table:style-name="ce25" office:value-type="string" calcext:value-type="string">
            <text:p>SELECT InvoiceId, CustomerId FROM Invoice</text:p>
            <text:p>WHERE InvoiceId between 0 AND 120</text:p>
            <text:p/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51 Obtained:120</text:p>
            <text:p/>
            <text:p>Output comparision</text:p>
            <text:p>Output mismatch by 69 rows</text:p>
          </table:table-cell>
          <table:table-cell table:style-name="ce70" table:formula="of:=IF(EXACT([.E52];[.F52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52];[.L5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column alias</text:p>
          </table:table-cell>
          <table:table-cell table:style-name="ce5" office:value-type="float" office:value="44" calcext:value-type="float">
            <text:p>44</text:p>
          </table:table-cell>
          <table:table-cell table:style-name="ce25" office:value-type="string" calcext:value-type="string">
            <text:p>SELECT Name AS Genres FROM Genre</text:p>
          </table:table-cell>
          <table:table-cell table:style-name="ce25" office:value-type="string" calcext:value-type="string">
            <text:p>SELECT Name AS Genre FROM Genr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5"/>
          <table:table-cell table:style-name="ce70" table:formula="of:=IF(EXACT([.E53];[.F53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formula="of:=IF(EXACT([.K53];[.L5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table-cell table:style-name="ce78" office:value-type="string" calcext:value-type="string" table:number-columns-spanned="1" table:number-rows-spanned="3">
            <text:p>union</text:p>
          </table:table-cell>
          <table:table-cell table:style-name="ce59" office:value-type="float" office:value="45" calcext:value-type="float">
            <text:p>45</text:p>
          </table:table-cell>
          <table:table-cell table:style-name="ce87" office:value-type="string" calcext:value-type="string" table:number-columns-spanned="1" table:number-rows-spanned="2">
            <text:p>SELECT City FROM Customer</text:p>
            <text:p>UNION </text:p>
            <text:p>SELECT City FROM Employee</text:p>
          </table:table-cell>
          <table:table-cell table:style-name="ce107" office:value-type="string" calcext:value-type="string">
            <text:p>SELECT City FROM Customer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 office:value-type="string" calcext:value-type="string">
            <text:p>Output rowcount</text:p>
            <text:p>Row count mismatched Expected:55 Obtained:59</text:p>
            <text:p/>
            <text:p>Output comparision</text:p>
            <text:p>Output mismatch by 2 rows</text:p>
          </table:table-cell>
          <table:table-cell table:style-name="ce92" table:formula="of:=IF(EXACT([.E54];[.F54]);0;1)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59" office:value-type="float" office:value="0" calcext:value-type="float">
            <text:p>0</text:p>
          </table:table-cell>
          <table:table-cell table:formula="of:=IF(EXACT([.K54];[.L54]);0;1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15">
          <table:covered-table-cell table:style-name="ce59"/>
          <table:table-cell table:style-name="ce59" office:value-type="float" office:value="46" calcext:value-type="float">
            <text:p>46</text:p>
          </table:table-cell>
          <table:covered-table-cell table:style-name="ce107"/>
          <table:table-cell table:style-name="ce107" office:value-type="string" calcext:value-type="string">
            <text:p>SELECT City FROM Customer</text:p>
            <text:p>UNION </text:p>
            <text:p>SELECT BillingCity FROM Invoice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107" office:value-type="string" calcext:value-type="string">
            <text:p>Output rowcount</text:p>
            <text:p>Row count mismatched Expected:55 Obtained:53</text:p>
            <text:p/>
            <text:p>Output comparision</text:p>
            <text:p>Output mismatch by 2 rows</text:p>
          </table:table-cell>
          <table:table-cell table:style-name="ce92" table:formula="of:=IF(EXACT([.E55];[.F55]);0;1)" office:value-type="float" office:value="0" calcext:value-type="float">
            <text:p>0</text:p>
          </table:table-cell>
          <table:table-cell table:style-name="ce27" table:number-columns-repeated="2"/>
          <table:table-cell table:number-columns-repeated="2" table:style-name="ce59" office:value-type="float" office:value="0" calcext:value-type="float">
            <text:p>0</text:p>
          </table:table-cell>
          <table:table-cell table:formula="of:=IF(EXACT([.K55];[.L55]);0;1)" office:value-type="float" office:value="0" calcext:value-type="float">
            <text:p>0</text:p>
          </table:table-cell>
          <table:table-cell table:style-name="ce27" table:number-columns-repeated="1011"/>
        </table:table-row>
        <table:table-row table:style-name="ro14">
          <table:covered-table-cell table:style-name="ce5"/>
          <table:table-cell table:style-name="ce5" office:value-type="float" office:value="47" calcext:value-type="float">
            <text:p>47</text:p>
          </table:table-cell>
          <table:table-cell table:style-name="ce25" office:value-type="string" calcext:value-type="string">
            <text:p>SELECT City FROM Customer</text:p>
            <text:p>UNION ALL</text:p>
            <text:p>SELECT City FROM Employee</text:p>
            <text:p/>
          </table:table-cell>
          <table:table-cell table:style-name="ce25" office:value-type="string" calcext:value-type="string">
            <text:p>SELECT City FROM Customer</text:p>
            <text:p>UNION </text:p>
            <text:p>SELECT City FROM Employee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9" office:value-type="string" calcext:value-type="string">
            <text:p>error</text:p>
          </table:table-cell>
          <table:table-cell table:style-name="ce107" office:value-type="string" calcext:value-type="string">
            <text:p>UNION ALL crashes app:  SyntaxError: Expected "(", "SELECT", or WHITE_SPACE but "A" found.</text:p>
            <text:p/>
          </table:table-cell>
          <table:table-cell table:style-name="ce70" table:formula="of:=IF(EXACT([.E56];[.F56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9" office:value-type="string" calcext:value-type="string">
            <text:p>error</text:p>
          </table:table-cell>
          <table:table-cell table:formula="of:=IF(EXACT([.K56];[.L5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1" table:number-rows-spanned="4">
            <text:p>group by, having</text:p>
          </table:table-cell>
          <table:table-cell table:style-name="ce5" office:value-type="float" office:value="48" calcext:value-type="float">
            <text:p>48</text:p>
          </table:table-cell>
          <table:table-cell table:style-name="ce121" office:value-type="string" calcext:value-type="string" table:number-columns-spanned="1" table:number-rows-spanned="2">
            <text:p>SELECT InvoiceId, CustomerId, count(CustomerId) FROM Invoice</text:p>
            <text:p><text:span text:style-name="T1">GROUP BY CustomerId, InvoiceId</text:span></text:p>
          </table:table-cell>
          <table:table-cell table:style-name="ce25" office:value-type="string" calcext:value-type="string">
            <text:p>SELECT InvoiceId, CustomerId, count(CustomerId) FROM Invoic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Failed to failed to extract SQL clauses due to error in query</text:p>
          </table:table-cell>
          <table:table-cell table:style-name="ce70" table:formula="of:=IF(EXACT([.E57];[.F57]);0;1)" office:value-type="float" office:value="1" calcext:value-type="float">
            <text:p>1</text:p>
          </table:table-cell>
          <table:table-cell table:number-columns-repeated="2"/>
          <table:table-cell table:style-name="ce126" office:value-type="string" calcext:value-type="string">
            <text:p>error</text:p>
          </table:table-cell>
          <table:table-cell table:style-name="ce5" office:value-type="string" calcext:value-type="string">
            <text:p>error</text:p>
          </table:table-cell>
          <table:table-cell table:formula="of:=IF(EXACT([.K57];[.L5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5">
          <table:covered-table-cell table:style-name="ce5"/>
          <table:table-cell table:style-name="ce5" office:value-type="float" office:value="49" calcext:value-type="float">
            <text:p>49</text:p>
          </table:table-cell>
          <table:covered-table-cell table:style-name="ce25"/>
          <table:table-cell table:style-name="ce25" office:value-type="string" calcext:value-type="string">
            <text:p>SELECT InvoiceId, CustomerId, count(CustomerId) FROM Invoice</text:p>
            <text:p>GROUP BY InvoiceI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412 Obtained:412</text:p>
            <text:p/>
            <text:p>Output comparision</text:p>
            <text:p>Output mismatch by rows</text:p>
          </table:table-cell>
          <table:table-cell table:style-name="ce70" table:formula="of:=IF(EXACT([.E58];[.F58]);0;1)" office:value-type="float" office:value="0" calcext:value-type="float">
            <text:p>0</text:p>
          </table:table-cell>
          <table:table-cell table:number-columns-repeated="2"/>
          <table:table-cell table:style-name="ce12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IF(EXACT([.K58];[.L58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6">
          <table:covered-table-cell table:style-name="ce5"/>
          <table:table-cell table:style-name="ce5" office:value-type="float" office:value="50" calcext:value-type="float">
            <text:p>50</text:p>
          </table:table-cell>
          <table:table-cell table:style-name="ce30" office:value-type="string" calcext:value-type="string" table:number-columns-spanned="1" table:number-rows-spanned="2">
            <text:p>SELECT CustomerId, count(CustomerId) FROM Invoice</text:p>
            <text:p>group by CustomerId</text:p>
            <text:p>having count(CustomerId) &lt; 7</text:p>
          </table:table-cell>
          <table:table-cell table:style-name="ce25" office:value-type="string" calcext:value-type="string">
            <text:p>SELECT CustomerId, count(CustomerId) FROM Invoice</text:p>
            <text:p>group by CustomerI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59</text:p>
            <text:p/>
            <text:p>Output comparision</text:p>
            <text:p><text:span text:style-name="T1">Output mismatch by rows – Missing condition on columns: CustomerId</text:span></text:p>
          </table:table-cell>
          <table:table-cell table:style-name="ce70" table:formula="of:=IF(EXACT([.E59];[.F59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59];[.L59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1">
          <table:covered-table-cell table:style-name="ce5"/>
          <table:table-cell table:style-name="ce5" office:value-type="float" office:value="51" calcext:value-type="float">
            <text:p>51</text:p>
          </table:table-cell>
          <table:covered-table-cell table:style-name="ce25"/>
          <table:table-cell table:style-name="ce25" office:value-type="string" calcext:value-type="string">
            <text:p>SELECT CustomerId, count(CustomerId) FROM Invoice</text:p>
            <text:p>group by CustomerId</text:p>
            <text:p>having count(CustomerId) &gt; 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ismatched Expected:1 Obtained:59</text:p>
            <text:p/>
            <text:p>Output comparision</text:p>
            <text:p>Output mismatch by rows</text:p>
            <text:p/>
            <text:p>Query Cluase Analysis</text:p>
            <text:p>Missing condition on columns: CustomerId</text:p>
            <text:p/>
            <text:p>Extra condition on columns: CustomerId</text:p>
          </table:table-cell>
          <table:table-cell table:style-name="ce70" table:formula="of:=IF(EXACT([.E60];[.F60]);0;1)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60];[.L60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table-cell table:style-name="ce4" office:value-type="string" calcext:value-type="string" table:number-columns-spanned="1" table:number-rows-spanned="3">
            <text:p>exists</text:p>
          </table:table-cell>
          <table:table-cell table:style-name="ce5" office:value-type="float" office:value="52" calcext:value-type="float">
            <text:p>52</text:p>
          </table:table-cell>
          <table:table-cell table:style-name="ce30" office:value-type="string" calcext:value-type="string" table:number-columns-spanned="1" table:number-rows-spanned="3">
            <text:p>SELECT TrackID, Name, GenreID </text:p>
            <text:p>FROM Track</text:p>
            <text:p>WHERE EXISTS</text:p>
            <text:p>(SELECT GenreID FROM Genre WHERE Track.GenreId = Genre.GenreId AND (Genre.Name = 'Reggae' OR Genre.Name = 'Jazz') )</text:p>
          </table:table-cell>
          <table:table-cell table:style-name="ce25" office:value-type="string" calcext:value-type="string">
            <text:p>SELECT TrackID, Name, GenreID </text:p>
            <text:p>FROM Track</text:p>
            <text:p>WHERE EXISTS</text:p>
            <text:p>(SELECT GenreID FROM Genre WHERE Track.GenreId = Genre.GenreId AND Genre.Name = 'Reggae' OR Genre.Name = 'Jazz')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(" or WHITE_SPACE but "r" found.</text:p>
            <text:p/>
          </table:table-cell>
          <table:table-cell table:style-name="ce70" table:formula="of:=IF(EXACT([.E61];[.F61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61];[.L61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3">
          <table:covered-table-cell table:style-name="ce5"/>
          <table:table-cell table:style-name="ce5" office:value-type="float" office:value="53" calcext:value-type="float">
            <text:p>53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(" or WHITE_SPACE but "r" found.</text:p>
            <text:p/>
          </table:table-cell>
          <table:table-cell table:style-name="ce70" table:formula="of:=IF(EXACT([.E62];[.F62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62];[.L62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covered-table-cell table:style-name="ce5"/>
          <table:table-cell table:style-name="ce5" office:value-type="float" office:value="54" calcext:value-type="float">
            <text:p>54</text:p>
          </table:table-cell>
          <table:covered-table-cell table:style-name="ce25"/>
          <table:table-cell table:style-name="ce25" office:value-type="string" calcext:value-type="string">
            <text:p>SELECT TrackID, Name, GenreID </text:p>
            <text:p>FROM Track</text:p>
            <text:p>WHERE GenreID IN</text:p>
            <text:p>(SELECT GenreID FROM Genre WHERE Track.GenreId = Genre.GenreId AND (Genre.Name = 'Reggae' OR Genre.Name = 'Jazz') 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(" or WHITE_SPACE but "r" found.</text:p>
            <text:p/>
          </table:table-cell>
          <table:table-cell table:style-name="ce70" table:formula="of:=IF(EXACT([.E63];[.F63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63];[.L63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7">
          <table:table-cell table:style-name="ce49" office:value-type="string" calcext:value-type="string" table:number-columns-spanned="1" table:number-rows-spanned="3">
            <text:p>Inner, left, self join</text:p>
          </table:table-cell>
          <table:table-cell table:style-name="ce49" office:value-type="float" office:value="55" calcext:value-type="float">
            <text:p>55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</table:table-cell>
          <table:table-cell table:style-name="ce88" office:value-type="string" calcext:value-type="string">
            <text:p>SELECT PlaylistTrack.PlaylistId, Track.TrackId, Track.Name, Genre.Name FROM </text:p>
            <text:p>( (PlaylistTrack JOIN Track ON PlaylistTrack.TrackId = Track.TrackId)</text:p>
            <text:p>  INNER join</text:p>
            <text:p>  Genre ON  Track.GenreId = Genre.GenreId </text:p>
            <text:p>)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error</text:p>
          </table:table-cell>
          <table:table-cell table:style-name="ce88" office:value-type="string" calcext:value-type="string">
            <text:p>Failed to failed to extract SQL clauses due to error in parsing</text:p>
            <text:p/>
            <text:p>Query Output Analysis</text:p>
            <text:p>Output rowcount</text:p>
            <text:p>Row count matched Expected:8715 Obtained:8715</text:p>
            <text:p/>
            <text:p>Output comparision</text:p>
            <text:p>Failed to compare output due to error in parsing</text:p>
          </table:table-cell>
          <table:table-cell table:style-name="ce70" table:formula="of:=IF(EXACT([.E64];[.F64]);0;1)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2" table:style-name="ce90" office:value-type="string" calcext:value-type="string">
            <text:p>error</text:p>
          </table:table-cell>
          <table:table-cell table:formula="of:=IF(EXACT([.K64];[.L64]);0;1)" office:value-type="float" office:value="0" calcext:value-type="float">
            <text:p>0</text:p>
          </table:table-cell>
          <table:table-cell table:style-name="ce73" table:number-columns-repeated="4"/>
          <table:table-cell table:style-name="ce77" table:number-columns-repeated="1007"/>
        </table:table-row>
        <table:table-row table:style-name="ro16">
          <table:covered-table-cell table:style-name="ce5"/>
          <table:table-cell table:style-name="ce4" office:value-type="float" office:value="56" calcext:value-type="float">
            <text:p>56</text:p>
          </table:table-cell>
          <table:table-cell table:style-name="ce25" office:value-type="string" calcext:value-type="string">
            <text:p>SELECT Customer.CustomerId, Invoice.InvoiceId</text:p>
            <text:p>FROM Customer LEFT JOIN Invoice</text:p>
            <text:p>ON Customer.CustomerId = Invoice.InvoiceId</text:p>
          </table:table-cell>
          <table:table-cell table:style-name="ce25" office:value-type="string" calcext:value-type="string">
            <text:p>SELECT Customer.CustomerId, Invoice.InvoiceId</text:p>
            <text:p>FROM Customer LEFT OUTER JOIN Invoice</text:p>
            <text:p>ON Customer.CustomerId = Invoice.InvoiceI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SyntaxError: Expected "JOIN" or WHITE_SPACE but "O" found.</text:p>
            <text:p/>
          </table:table-cell>
          <table:table-cell table:style-name="ce70" table:formula="of:=IF(EXACT([.E65];[.F65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string" calcext:value-type="string">
            <text:p>error</text:p>
          </table:table-cell>
          <table:table-cell table:formula="of:=IF(EXACT([.K65];[.L65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0">
          <table:covered-table-cell table:style-name="ce5"/>
          <table:table-cell table:style-name="ce4" office:value-type="float" office:value="57" calcext:value-type="float">
            <text:p>57</text:p>
          </table:table-cell>
          <table:table-cell table:style-name="ce25" office:value-type="string" calcext:value-type="string">
            <text:p>SELECT A.FirstName AS CustomerName1, B.FirstName AS CustomerName2, A.City</text:p>
            <text:p>FROM Customer A, Customer B</text:p>
            <text:p>WHERE A.CustomerID != B.CustomerID</text:p>
            <text:p>AND A.City = B.City </text:p>
            <text:p>ORDER BY A.City</text:p>
          </table:table-cell>
          <table:table-cell table:style-name="ce25" office:value-type="string" calcext:value-type="string">
            <text:p>SELECT X.FirstName AS CustomerName1, Y.FirstName AS CustomerName2, Y.City</text:p>
            <text:p>FROM Customer X, Customer Y</text:p>
            <text:p>WHERE Y.CustomerID &lt;&gt; X.CustomerID</text:p>
            <text:p>AND X.City = Y.City </text:p>
            <text:p>ORDER BY Y.C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5" office:value-type="string" calcext:value-type="string">
            <text:p>Output rowcount</text:p>
            <text:p>Row count matched Expected:12 Obtained:12</text:p>
            <text:p/>
            <text:p>Output comparision</text:p>
            <text:p>Output mismatch by 24 rows</text:p>
          </table:table-cell>
          <table:table-cell table:style-name="ce70" table:formula="of:=IF(EXACT([.E66];[.F66]);0;1)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 table:formula="of:=IF(EXACT([.K66];[.L66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21">
          <table:table-cell table:style-name="ce4" office:value-type="string" calcext:value-type="string">
            <text:p>to much joins</text:p>
          </table:table-cell>
          <table:table-cell table:style-name="ce4" office:value-type="float" office:value="58" calcext:value-type="float">
            <text:p>58</text:p>
          </table:table-cell>
          <table:table-cell table:style-name="ce25" office:value-type="string" calcext:value-type="string">
            <text:p>SELECT PlaylistTrack.PlaylistId, Track.TrackId, Track.Name FROM </text:p>
            <text:p>(PlaylistTrack INNER JOIN Track ON PlaylistTrack.TrackId = Track.TrackId</text:p>
            <text:p>)</text:p>
            <text:p/>
          </table:table-cell>
          <table:table-cell table:style-name="ce25" office:value-type="string" calcext:value-type="string">
            <text:p>SELECT PlaylistTrack.PlaylistId, Track.TrackId, Track.Name, Genre.Name FROM </text:p>
            <text:p>( (PlaylistTrack INNER JOIN Track ON PlaylistTrack.TrackId = Track.TrackId)</text:p>
            <text:p>  INNER join</text:p>
            <text:p>  Genre ON Genre.GenreId = Track.GenreId</text:p>
            <text:p>)</text:p>
            <text:p/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error</text:p>
          </table:table-cell>
          <table:table-cell table:style-name="ce25" office:value-type="string" calcext:value-type="string">
            <text:p>Failed to compare output due to error in parsing</text:p>
          </table:table-cell>
          <table:table-cell table:style-name="ce70" table:formula="of:=IF(EXACT([.E67];[.F67]);0;1)" office:value-type="float" office:value="1" calcext:value-type="float">
            <text:p>1</text:p>
          </table:table-cell>
          <table:table-cell table:number-columns-repeated="2"/>
          <table:table-cell table:style-name="ce82" office:value-type="string" calcext:value-type="string">
            <text:p>error</text:p>
          </table:table-cell>
          <table:table-cell table:style-name="ce5" office:value-type="string" calcext:value-type="string">
            <text:p>error</text:p>
          </table:table-cell>
          <table:table-cell table:formula="of:=IF(EXACT([.K67];[.L67]);0;1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68"/>
          <table:table-cell/>
          <table:table-cell table:style-name="ce91" office:value-type="string" calcext:value-type="string">
            <text:p>Expected != actual: </text:p>
          </table:table-cell>
          <table:table-cell table:formula="of:=SUM([.H10:.H67])" office:value-type="float" office:value="23" calcext:value-type="float">
            <text:p>23</text:p>
          </table:table-cell>
          <table:table-cell table:style-name="ce7" table:formula="of:=ROUND([.H69]/(COUNTIF([.E10:.E67];&quot;&lt;&gt;''&quot;));3)*100" office:value-type="float" office:value="39.7" calcext:value-type="float">
            <text:p>39,7</text:p>
          </table:table-cell>
          <table:table-cell/>
          <table:table-cell office:value-type="string" calcext:value-type="string">
            <text:p>diff=</text:p>
          </table:table-cell>
          <table:table-cell table:formula="of:=SUM([.M10:.M67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9" office:value-type="string" calcext:value-type="string">
            <text:p>error</text:p>
          </table:table-cell>
          <table:table-cell table:style-name="ce70" table:formula="of:=COUNTIF([.F10:.F67];&quot;error&quot;)+COUNTIF([.F10:.F67];&quot;unknown&quot;)" office:value-type="float" office:value="11" calcext:value-type="float">
            <text:p>11</text:p>
          </table:table-cell>
          <table:table-cell table:style-name="ce7" table:formula="of:=ROUND([.H70]/(COUNTIF([.E10:.E67];&quot;&lt;&gt;''&quot;));3)*100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70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11:38:59.2519556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8:01.138201750</meta:creation-date>
    <meta:generator>LibreOffice/6.0.7.3$Linux_X86_64 LibreOffice_project/00m0$Build-3</meta:generator>
    <dc:date>2020-01-06T11:04:33.876679577</dc:date>
    <meta:editing-duration>PT14H38M35S</meta:editing-duration>
    <meta:editing-cycles>32</meta:editing-cycles>
    <meta:document-statistic meta:table-count="5" meta:cell-count="2124" meta:object-count="0"/>
  </office:meta>
</office:document-meta>
</file>